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4.08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6.6917in"/>
    </style:style>
    <style:style style:name="co5" style:family="table-column">
      <style:table-column-properties fo:break-before="auto" style:column-width="4.9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compute cost -hardware accelera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CPU clcles mean</text:p>
          </table:table-cell>
          <table:table-cell office:value-type="string" calcext:value-type="string">
            <text:p>data sent</text:p>
          </table:table-cell>
          <table:table-cell office:value-type="string" calcext:value-type="string">
            <text:p>data receiv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IST level</text:p>
          </table:table-cell>
          <table:table-cell office:value-type="string" calcext:value-type="string">
            <text:p>Finalist</text:p>
          </table:table-cell>
          <table:table-cell office:value-type="string" calcext:value-type="string">
            <text:p>In the paper</text:p>
          </table:table-cell>
        </table:table-row>
        <table:table-row table:style-name="ro1">
          <table:table-cell office:value-type="string" calcext:value-type="string">
            <text:p>dilithium_2_kyber_512/40 <text:s text:c="37"/></text:p>
          </table:table-cell>
          <table:table-cell office:value-type="float" office:value="1223338" calcext:value-type="float">
            <text:p>1223338</text:p>
          </table:table-cell>
          <table:table-cell office:value-type="float" office:value="800" calcext:value-type="float">
            <text:p>800</text:p>
          </table:table-cell>
          <table:table-cell office:value-type="float" office:value="3516" calcext:value-type="float">
            <text:p>3516</text:p>
          </table:table-cell>
          <table:table-cell office:value-type="float" office:value="4316" calcext:value-type="float">
            <text:p>4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lithium_2_ntru_hps2048509/39 <text:s text:c="31"/></text:p>
          </table:table-cell>
          <table:table-cell office:value-type="float" office:value="1317478" calcext:value-type="float">
            <text:p>1317478</text:p>
          </table:table-cell>
          <table:table-cell office:value-type="float" office:value="699" calcext:value-type="float">
            <text:p>699</text:p>
          </table:table-cell>
          <table:table-cell office:value-type="float" office:value="3442" calcext:value-type="float">
            <text:p>3442</text:p>
          </table:table-cell>
          <table:table-cell office:value-type="float" office:value="4141" calcext:value-type="float">
            <text:p>4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lithium_2_saber_lightsaber/36 <text:s text:c="30"/></text:p>
          </table:table-cell>
          <table:table-cell office:value-type="float" office:value="1504514" calcext:value-type="float">
            <text:p>1504514</text:p>
          </table:table-cell>
          <table:table-cell office:value-type="float" office:value="672" calcext:value-type="float">
            <text:p>672</text:p>
          </table:table-cell>
          <table:table-cell office:value-type="float" office:value="3516" calcext:value-type="float">
            <text:p>3516</text:p>
          </table:table-cell>
          <table:table-cell office:value-type="float" office:value="4188" calcext:value-type="float">
            <text:p>4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dilithium_4_kyber_768/47 <text:s text:c="37"/></text:p>
          </table:table-cell>
          <table:table-cell office:value-type="float" office:value="1822109" calcext:value-type="float">
            <text:p>1822109</text:p>
          </table:table-cell>
          <table:table-cell office:value-type="float" office:value="1184" calcext:value-type="float">
            <text:p>1184</text:p>
          </table:table-cell>
          <table:table-cell office:value-type="float" office:value="5542" calcext:value-type="float">
            <text:p>5542</text:p>
          </table:table-cell>
          <table:table-cell office:value-type="float" office:value="6726" calcext:value-type="float">
            <text:p>6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dilithium_4_ntru_hps2048677/48 <text:s text:c="31"/></text:p>
          </table:table-cell>
          <table:table-cell office:value-type="float" office:value="1909992" calcext:value-type="float">
            <text:p>1909992</text:p>
          </table:table-cell>
          <table:table-cell office:value-type="float" office:value="930" calcext:value-type="float">
            <text:p>930</text:p>
          </table:table-cell>
          <table:table-cell office:value-type="float" office:value="5226" calcext:value-type="float">
            <text:p>5226</text:p>
          </table:table-cell>
          <table:table-cell office:value-type="float" office:value="6156" calcext:value-type="float">
            <text:p>6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dilithium_4_ntru_hrss701/51 <text:s text:c="34"/></text:p>
          </table:table-cell>
          <table:table-cell office:value-type="float" office:value="1934095" calcext:value-type="float">
            <text:p>1934095</text:p>
          </table:table-cell>
          <table:table-cell office:value-type="float" office:value="1138" calcext:value-type="float">
            <text:p>1138</text:p>
          </table:table-cell>
          <table:table-cell office:value-type="float" office:value="5642" calcext:value-type="float">
            <text:p>5642</text:p>
          </table:table-cell>
          <table:table-cell office:value-type="float" office:value="6780" calcext:value-type="float">
            <text:p>6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dilithium_4_saber_saber/46 <text:s text:c="35"/></text:p>
          </table:table-cell>
          <table:table-cell office:value-type="float" office:value="2373358" calcext:value-type="float">
            <text:p>2373358</text:p>
          </table:table-cell>
          <table:table-cell office:value-type="float" office:value="992" calcext:value-type="float">
            <text:p>992</text:p>
          </table:table-cell>
          <table:table-cell office:value-type="float" office:value="5542" calcext:value-type="float">
            <text:p>5542</text:p>
          </table:table-cell>
          <table:table-cell office:value-type="float" office:value="6534" calcext:value-type="float">
            <text:p>65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>
          <table:table-cell office:value-type="string" calcext:value-type="string">
            <text:p>dilithium_2_hqc_128_1_cca2/42 <text:s text:c="32"/></text:p>
          </table:table-cell>
          <table:table-cell office:value-type="float" office:value="8239250" calcext:value-type="float">
            <text:p>8239250</text:p>
          </table:table-cell>
          <table:table-cell office:value-type="float" office:value="3125" calcext:value-type="float">
            <text:p>3125</text:p>
          </table:table-cell>
          <table:table-cell office:value-type="float" office:value="14512" calcext:value-type="float">
            <text:p>14512</text:p>
          </table:table-cell>
          <table:table-cell office:value-type="float" office:value="17637" calcext:value-type="float">
            <text:p>176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hqc_192_1_cca2/49 <text:s text:c="32"/></text:p>
          </table:table-cell>
          <table:table-cell office:value-type="float" office:value="15385338" calcext:value-type="float">
            <text:p>15385338</text:p>
          </table:table-cell>
          <table:table-cell office:value-type="float" office:value="5499" calcext:value-type="float">
            <text:p>5499</text:p>
          </table:table-cell>
          <table:table-cell office:value-type="float" office:value="25328" calcext:value-type="float">
            <text:p>25328</text:p>
          </table:table-cell>
          <table:table-cell office:value-type="float" office:value="30827" calcext:value-type="float">
            <text:p>3082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alcon_512_kyber_512/31 <text:s text:c="38"/></text:p>
          </table:table-cell>
          <table:table-cell office:value-type="float" office:value="16809730" calcext:value-type="float">
            <text:p>16809730</text:p>
          </table:table-cell>
          <table:table-cell office:value-type="float" office:value="800" calcext:value-type="float">
            <text:p>800</text:p>
          </table:table-cell>
          <table:table-cell office:value-type="float" office:value="2162" calcext:value-type="float">
            <text:p>2162</text:p>
          </table:table-cell>
          <table:table-cell office:value-type="float" office:value="2962" calcext:value-type="float">
            <text:p>2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alcon_512_ntru_hps2048509/30 <text:s text:c="32"/></text:p>
          </table:table-cell>
          <table:table-cell office:value-type="float" office:value="16900198" calcext:value-type="float">
            <text:p>16900198</text:p>
          </table:table-cell>
          <table:table-cell office:value-type="float" office:value="699" calcext:value-type="float">
            <text:p>699</text:p>
          </table:table-cell>
          <table:table-cell office:value-type="float" office:value="2088" calcext:value-type="float">
            <text:p>2088</text:p>
          </table:table-cell>
          <table:table-cell office:value-type="float" office:value="2787" calcext:value-type="float">
            <text:p>27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lcon_512_saber_lightsaber/27 <text:s text:c="31"/></text:p>
          </table:table-cell>
          <table:table-cell office:value-type="float" office:value="17094089" calcext:value-type="float">
            <text:p>17094089</text:p>
          </table:table-cell>
          <table:table-cell office:value-type="float" office:value="672" calcext:value-type="float">
            <text:p>672</text:p>
          </table:table-cell>
          <table:table-cell office:value-type="float" office:value="2162" calcext:value-type="float">
            <text:p>2162</text:p>
          </table:table-cell>
          <table:table-cell office:value-type="float" office:value="2834" calcext:value-type="float">
            <text:p>28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lithium_2_bike1_l1_fo/43 <text:s text:c="35"/></text:p>
          </table:table-cell>
          <table:table-cell office:value-type="float" office:value="17449924" calcext:value-type="float">
            <text:p>17449924</text:p>
          </table:table-cell>
          <table:table-cell office:value-type="float" office:value="2946" calcext:value-type="float">
            <text:p>2946</text:p>
          </table:table-cell>
          <table:table-cell office:value-type="float" office:value="7936" calcext:value-type="float">
            <text:p>7936</text:p>
          </table:table-cell>
          <table:table-cell office:value-type="float" office:value="10882" calcext:value-type="float">
            <text:p>108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hqc_128_1_cca2/33 <text:s text:c="33"/></text:p>
          </table:table-cell>
          <table:table-cell office:value-type="float" office:value="23933007" calcext:value-type="float">
            <text:p>23933007</text:p>
          </table:table-cell>
          <table:table-cell office:value-type="float" office:value="3125" calcext:value-type="float">
            <text:p>3125</text:p>
          </table:table-cell>
          <table:table-cell office:value-type="float" office:value="13158" calcext:value-type="float">
            <text:p>13158</text:p>
          </table:table-cell>
          <table:table-cell office:value-type="float" office:value="16283" calcext:value-type="float">
            <text:p>162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_Ia_classic_ntru_hps2048509/21 <text:s text:c="24"/></text:p>
          </table:table-cell>
          <table:table-cell office:value-type="float" office:value="30135003" calcext:value-type="float">
            <text:p>30135003</text:p>
          </table:table-cell>
          <table:table-cell office:value-type="float" office:value="699" calcext:value-type="float">
            <text:p>699</text:p>
          </table:table-cell>
          <table:table-cell office:value-type="float" office:value="1462" calcext:value-type="float">
            <text:p>1462</text:p>
          </table:table-cell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inbow_Ia_classic_kyber_512/22 <text:s text:c="30"/></text:p>
          </table:table-cell>
          <table:table-cell office:value-type="float" office:value="30402662" calcext:value-type="float">
            <text:p>30402662</text:p>
          </table:table-cell>
          <table:table-cell office:value-type="float" office:value="800" calcext:value-type="float">
            <text:p>800</text:p>
          </table:table-cell>
          <table:table-cell office:value-type="float" office:value="1536" calcext:value-type="float">
            <text:p>1536</text:p>
          </table:table-cell>
          <table:table-cell office:value-type="float" office:value="2336" calcext:value-type="float">
            <text:p>2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ainbow_Ia_classic_saber_lightsaber/18 <text:s text:c="23"/></text:p>
          </table:table-cell>
          <table:table-cell office:value-type="float" office:value="30440360" calcext:value-type="float">
            <text:p>30440360</text:p>
          </table:table-cell>
          <table:table-cell office:value-type="float" office:value="672" calcext:value-type="float">
            <text:p>672</text:p>
          </table:table-cell>
          <table:table-cell office:value-type="float" office:value="1536" calcext:value-type="float">
            <text:p>1536</text:p>
          </table:table-cell>
          <table:table-cell office:value-type="float" office:value="2208" calcext:value-type="float">
            <text:p>2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cnic3_L1_kyber_512/4 <text:s text:c="39"/></text:p>
          </table:table-cell>
          <table:table-cell office:value-type="float" office:value="31671830" calcext:value-type="float">
            <text:p>31671830</text:p>
          </table:table-cell>
          <table:table-cell office:value-type="float" office:value="800" calcext:value-type="float">
            <text:p>800</text:p>
          </table:table-cell>
          <table:table-cell office:value-type="float" office:value="16084" calcext:value-type="float">
            <text:p>16084</text:p>
          </table:table-cell>
          <table:table-cell office:value-type="float" office:value="16884" calcext:value-type="float">
            <text:p>168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ntru_hps2048509/3 <text:s text:c="33"/></text:p>
          </table:table-cell>
          <table:table-cell office:value-type="float" office:value="31832583" calcext:value-type="float">
            <text:p>31832583</text:p>
          </table:table-cell>
          <table:table-cell office:value-type="float" office:value="699" calcext:value-type="float">
            <text:p>699</text:p>
          </table:table-cell>
          <table:table-cell office:value-type="float" office:value="16010" calcext:value-type="float">
            <text:p>16010</text:p>
          </table:table-cell>
          <table:table-cell office:value-type="float" office:value="16709" calcext:value-type="float">
            <text:p>167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saber_lightsaber/0 <text:s text:c="32"/></text:p>
          </table:table-cell>
          <table:table-cell office:value-type="float" office:value="31951666" calcext:value-type="float">
            <text:p>31951666</text:p>
          </table:table-cell>
          <table:table-cell office:value-type="float" office:value="672" calcext:value-type="float">
            <text:p>672</text:p>
          </table:table-cell>
          <table:table-cell office:value-type="float" office:value="16084" calcext:value-type="float">
            <text:p>16084</text:p>
          </table:table-cell>
          <table:table-cell office:value-type="float" office:value="16756" calcext:value-type="float">
            <text:p>167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bike1_l1_fo/34 <text:s text:c="36"/></text:p>
          </table:table-cell>
          <table:table-cell office:value-type="float" office:value="33090011" calcext:value-type="float">
            <text:p>33090011</text:p>
          </table:table-cell>
          <table:table-cell office:value-type="float" office:value="2946" calcext:value-type="float">
            <text:p>2946</text:p>
          </table:table-cell>
          <table:table-cell office:value-type="float" office:value="6582" calcext:value-type="float">
            <text:p>6582</text:p>
          </table:table-cell>
          <table:table-cell office:value-type="float" office:value="9528" calcext:value-type="float">
            <text:p>95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kyber_1024/123 <text:s text:c="35"/></text:p>
          </table:table-cell>
          <table:table-cell office:value-type="float" office:value="36446440" calcext:value-type="float">
            <text:p>36446440</text:p>
          </table:table-cell>
          <table:table-cell office:value-type="float" office:value="1568" calcext:value-type="float">
            <text:p>1568</text:p>
          </table:table-cell>
          <table:table-cell office:value-type="float" office:value="4466" calcext:value-type="float">
            <text:p>4466</text:p>
          </table:table-cell>
          <table:table-cell office:value-type="float" office:value="6034" calcext:value-type="float">
            <text:p>60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falcon_1024_ntru_hps4096821/124 <text:s text:c="30"/></text:p>
          </table:table-cell>
          <table:table-cell office:value-type="float" office:value="36523696" calcext:value-type="float">
            <text:p>36523696</text:p>
          </table:table-cell>
          <table:table-cell office:value-type="float" office:value="1230" calcext:value-type="float">
            <text:p>1230</text:p>
          </table:table-cell>
          <table:table-cell office:value-type="float" office:value="3790" calcext:value-type="float">
            <text:p>3790</text:p>
          </table:table-cell>
          <table:table-cell office:value-type="float" office:value="5020" calcext:value-type="float">
            <text:p>5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>
          <table:table-cell office:value-type="string" calcext:value-type="string">
            <text:p>rainbow_Ia_classic_hqc_128_1_cca2/24 <text:s text:c="25"/></text:p>
          </table:table-cell>
          <table:table-cell office:value-type="float" office:value="37004197" calcext:value-type="float">
            <text:p>37004197</text:p>
          </table:table-cell>
          <table:table-cell office:value-type="float" office:value="3125" calcext:value-type="float">
            <text:p>3125</text:p>
          </table:table-cell>
          <table:table-cell office:value-type="float" office:value="12532" calcext:value-type="float">
            <text:p>12532</text:p>
          </table:table-cell>
          <table:table-cell office:value-type="float" office:value="15657" calcext:value-type="float">
            <text:p>156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saber_firesaber/119 <text:s text:c="30"/></text:p>
          </table:table-cell>
          <table:table-cell office:value-type="float" office:value="37409266" calcext:value-type="float">
            <text:p>37409266</text:p>
          </table:table-cell>
          <table:table-cell office:value-type="float" office:value="1312" calcext:value-type="float">
            <text:p>1312</text:p>
          </table:table-cell>
          <table:table-cell office:value-type="float" office:value="4274" calcext:value-type="float">
            <text:p>4274</text:p>
          </table:table-cell>
          <table:table-cell office:value-type="float" office:value="5586" calcext:value-type="float">
            <text:p>55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>
          <table:table-cell office:value-type="string" calcext:value-type="string">
            <text:p>picnic3_L1_hqc_128_1_cca2/6 <text:s text:c="34"/></text:p>
          </table:table-cell>
          <table:table-cell office:value-type="float" office:value="39036691" calcext:value-type="float">
            <text:p>39036691</text:p>
          </table:table-cell>
          <table:table-cell office:value-type="float" office:value="3125" calcext:value-type="float">
            <text:p>3125</text:p>
          </table:table-cell>
          <table:table-cell office:value-type="float" office:value="27080" calcext:value-type="float">
            <text:p>27080</text:p>
          </table:table-cell>
          <table:table-cell office:value-type="float" office:value="30205" calcext:value-type="float">
            <text:p>302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thium_2_frodokem_640_shake/41 <text:s text:c="28"/></text:p>
          </table:table-cell>
          <table:table-cell office:value-type="float" office:value="45134444" calcext:value-type="float">
            <text:p>45134444</text:p>
          </table:table-cell>
          <table:table-cell office:value-type="float" office:value="9616" calcext:value-type="float">
            <text:p>9616</text:p>
          </table:table-cell>
          <table:table-cell office:value-type="float" office:value="21484" calcext:value-type="float">
            <text:p>21484</text:p>
          </table:table-cell>
          <table:table-cell office:value-type="float" office:value="31100" calcext:value-type="float">
            <text:p>31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_Ia_classic_bike1_l1_fo/25 <text:s text:c="28"/></text:p>
          </table:table-cell>
          <table:table-cell office:value-type="float" office:value="46296021" calcext:value-type="float">
            <text:p>46296021</text:p>
          </table:table-cell>
          <table:table-cell office:value-type="float" office:value="2946" calcext:value-type="float">
            <text:p>2946</text:p>
          </table:table-cell>
          <table:table-cell office:value-type="float" office:value="5956" calcext:value-type="float">
            <text:p>5956</text:p>
          </table:table-cell>
          <table:table-cell office:value-type="float" office:value="8902" calcext:value-type="float">
            <text:p>89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bike1_l1_fo/7 <text:s text:c="37"/></text:p>
          </table:table-cell>
          <table:table-cell office:value-type="float" office:value="47921897" calcext:value-type="float">
            <text:p>47921897</text:p>
          </table:table-cell>
          <table:table-cell office:value-type="float" office:value="2946" calcext:value-type="float">
            <text:p>2946</text:p>
          </table:table-cell>
          <table:table-cell office:value-type="float" office:value="20504" calcext:value-type="float">
            <text:p>20504</text:p>
          </table:table-cell>
          <table:table-cell office:value-type="float" office:value="23450" calcext:value-type="float">
            <text:p>234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hqc_256_1_cca2/125 <text:s text:c="31"/></text:p>
          </table:table-cell>
          <table:table-cell office:value-type="float" office:value="58727264" calcext:value-type="float">
            <text:p>58727264</text:p>
          </table:table-cell>
          <table:table-cell office:value-type="float" office:value="7989" calcext:value-type="float">
            <text:p>7989</text:p>
          </table:table-cell>
          <table:table-cell office:value-type="float" office:value="33252" calcext:value-type="float">
            <text:p>33252</text:p>
          </table:table-cell>
          <table:table-cell office:value-type="float" office:value="41241" calcext:value-type="float">
            <text:p>4124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alcon_512_frodokem_640_shake/32 <text:s text:c="29"/></text:p>
          </table:table-cell>
          <table:table-cell office:value-type="float" office:value="60987620" calcext:value-type="float">
            <text:p>60987620</text:p>
          </table:table-cell>
          <table:table-cell office:value-type="float" office:value="9616" calcext:value-type="float">
            <text:p>9616</text:p>
          </table:table-cell>
          <table:table-cell office:value-type="float" office:value="20130" calcext:value-type="float">
            <text:p>20130</text:p>
          </table:table-cell>
          <table:table-cell office:value-type="float" office:value="29746" calcext:value-type="float">
            <text:p>297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hqc_256_3_cca2/127 <text:s text:c="31"/></text:p>
          </table:table-cell>
          <table:table-cell office:value-type="float" office:value="61354209" calcext:value-type="float">
            <text:p>61354209</text:p>
          </table:table-cell>
          <table:table-cell office:value-type="float" office:value="8897" calcext:value-type="float">
            <text:p>8897</text:p>
          </table:table-cell>
          <table:table-cell office:value-type="float" office:value="36884" calcext:value-type="float">
            <text:p>36884</text:p>
          </table:table-cell>
          <table:table-cell office:value-type="float" office:value="45781" calcext:value-type="float">
            <text:p>4578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dilithium_4_bike1_l3_fo/53 <text:s text:c="35"/></text:p>
          </table:table-cell>
          <table:table-cell office:value-type="float" office:value="64659099" calcext:value-type="float">
            <text:p>64659099</text:p>
          </table:table-cell>
          <table:table-cell office:value-type="float" office:value="6206" calcext:value-type="float">
            <text:p>6206</text:p>
          </table:table-cell>
          <table:table-cell office:value-type="float" office:value="15778" calcext:value-type="float">
            <text:p>15778</text:p>
          </table:table-cell>
          <table:table-cell office:value-type="float" office:value="21984" calcext:value-type="float">
            <text:p>2198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3_ntru_hrss701/71 <text:s text:c="35"/></text:p>
          </table:table-cell>
          <table:table-cell office:value-type="float" office:value="64873954" calcext:value-type="float">
            <text:p>64873954</text:p>
          </table:table-cell>
          <table:table-cell office:value-type="float" office:value="1138" calcext:value-type="float">
            <text:p>1138</text:p>
          </table:table-cell>
          <table:table-cell office:value-type="float" office:value="37304" calcext:value-type="float">
            <text:p>37304</text:p>
          </table:table-cell>
          <table:table-cell office:value-type="float" office:value="38442" calcext:value-type="float">
            <text:p>3844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3_ntru_hps2048677/68 <text:s text:c="32"/></text:p>
          </table:table-cell>
          <table:table-cell office:value-type="float" office:value="65004325" calcext:value-type="float">
            <text:p>65004325</text:p>
          </table:table-cell>
          <table:table-cell office:value-type="float" office:value="930" calcext:value-type="float">
            <text:p>930</text:p>
          </table:table-cell>
          <table:table-cell office:value-type="float" office:value="36888" calcext:value-type="float">
            <text:p>36888</text:p>
          </table:table-cell>
          <table:table-cell office:value-type="float" office:value="37818" calcext:value-type="float">
            <text:p>3781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3_kyber_768/67 <text:s text:c="38"/></text:p>
          </table:table-cell>
          <table:table-cell office:value-type="float" office:value="65013732" calcext:value-type="float">
            <text:p>65013732</text:p>
          </table:table-cell>
          <table:table-cell office:value-type="float" office:value="1184" calcext:value-type="float">
            <text:p>1184</text:p>
          </table:table-cell>
          <table:table-cell office:value-type="float" office:value="37204" calcext:value-type="float">
            <text:p>37204</text:p>
          </table:table-cell>
          <table:table-cell office:value-type="float" office:value="38388" calcext:value-type="float">
            <text:p>3838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3_saber_saber/66 <text:s text:c="36"/></text:p>
          </table:table-cell>
          <table:table-cell office:value-type="float" office:value="65316436" calcext:value-type="float">
            <text:p>65316436</text:p>
          </table:table-cell>
          <table:table-cell office:value-type="float" office:value="992" calcext:value-type="float">
            <text:p>992</text:p>
          </table:table-cell>
          <table:table-cell office:value-type="float" office:value="37204" calcext:value-type="float">
            <text:p>37204</text:p>
          </table:table-cell>
          <table:table-cell office:value-type="float" office:value="38196" calcext:value-type="float">
            <text:p>3819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inbow_Ia_classic_frodokem_640_shake/23 <text:s text:c="21"/></text:p>
          </table:table-cell>
          <table:table-cell office:value-type="float" office:value="73723956" calcext:value-type="float">
            <text:p>73723956</text:p>
          </table:table-cell>
          <table:table-cell office:value-type="float" office:value="9616" calcext:value-type="float">
            <text:p>9616</text:p>
          </table:table-cell>
          <table:table-cell office:value-type="float" office:value="19504" calcext:value-type="float">
            <text:p>19504</text:p>
          </table:table-cell>
          <table:table-cell office:value-type="float" office:value="29120" calcext:value-type="float">
            <text:p>29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frodokem_640_shake/5 <text:s text:c="30"/></text:p>
          </table:table-cell>
          <table:table-cell office:value-type="float" office:value="75437083" calcext:value-type="float">
            <text:p>75437083</text:p>
          </table:table-cell>
          <table:table-cell office:value-type="float" office:value="9616" calcext:value-type="float">
            <text:p>9616</text:p>
          </table:table-cell>
          <table:table-cell office:value-type="float" office:value="34052" calcext:value-type="float">
            <text:p>34052</text:p>
          </table:table-cell>
          <table:table-cell office:value-type="float" office:value="43668" calcext:value-type="float">
            <text:p>436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hqc_192_1_cca2/69 <text:s text:c="33"/></text:p>
          </table:table-cell>
          <table:table-cell office:value-type="float" office:value="78298220" calcext:value-type="float">
            <text:p>78298220</text:p>
          </table:table-cell>
          <table:table-cell office:value-type="float" office:value="5499" calcext:value-type="float">
            <text:p>5499</text:p>
          </table:table-cell>
          <table:table-cell office:value-type="float" office:value="56990" calcext:value-type="float">
            <text:p>56990</text:p>
          </table:table-cell>
          <table:table-cell office:value-type="float" office:value="62489" calcext:value-type="float">
            <text:p>62489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dilithium_4_frodokem_976_shake/52 <text:s text:c="28"/></text:p>
          </table:table-cell>
          <table:table-cell office:value-type="float" office:value="95541338" calcext:value-type="float">
            <text:p>95541338</text:p>
          </table:table-cell>
          <table:table-cell office:value-type="float" office:value="15632" calcext:value-type="float">
            <text:p>15632</text:p>
          </table:table-cell>
          <table:table-cell office:value-type="float" office:value="34854" calcext:value-type="float">
            <text:p>34854</text:p>
          </table:table-cell>
          <table:table-cell office:value-type="float" office:value="50486" calcext:value-type="float">
            <text:p>5048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5_ntru_hps4096821/91 <text:s text:c="32"/></text:p>
          </table:table-cell>
          <table:table-cell office:value-type="float" office:value="109237216" calcext:value-type="float">
            <text:p>109237216</text:p>
          </table:table-cell>
          <table:table-cell office:value-type="float" office:value="1230" calcext:value-type="float">
            <text:p>1230</text:p>
          </table:table-cell>
          <table:table-cell office:value-type="float" office:value="63488" calcext:value-type="float">
            <text:p>63488</text:p>
          </table:table-cell>
          <table:table-cell office:value-type="float" office:value="64718" calcext:value-type="float">
            <text:p>6471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5_kyber_1024/90 <text:s text:c="37"/></text:p>
          </table:table-cell>
          <table:table-cell office:value-type="float" office:value="109254089" calcext:value-type="float">
            <text:p>109254089</text:p>
          </table:table-cell>
          <table:table-cell office:value-type="float" office:value="1568" calcext:value-type="float">
            <text:p>1568</text:p>
          </table:table-cell>
          <table:table-cell office:value-type="float" office:value="64164" calcext:value-type="float">
            <text:p>64164</text:p>
          </table:table-cell>
          <table:table-cell office:value-type="float" office:value="65732" calcext:value-type="float">
            <text:p>6573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5_saber_firesaber/86 <text:s text:c="32"/></text:p>
          </table:table-cell>
          <table:table-cell office:value-type="float" office:value="110139518" calcext:value-type="float">
            <text:p>110139518</text:p>
          </table:table-cell>
          <table:table-cell office:value-type="float" office:value="1312" calcext:value-type="float">
            <text:p>1312</text:p>
          </table:table-cell>
          <table:table-cell office:value-type="float" office:value="63972" calcext:value-type="float">
            <text:p>63972</text:p>
          </table:table-cell>
          <table:table-cell office:value-type="float" office:value="65284" calcext:value-type="float">
            <text:p>6528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3_bike1_l3_fo/73 <text:s text:c="36"/></text:p>
          </table:table-cell>
          <table:table-cell office:value-type="float" office:value="127795288" calcext:value-type="float">
            <text:p>127795288</text:p>
          </table:table-cell>
          <table:table-cell office:value-type="float" office:value="6206" calcext:value-type="float">
            <text:p>6206</text:p>
          </table:table-cell>
          <table:table-cell office:value-type="float" office:value="47440" calcext:value-type="float">
            <text:p>47440</text:p>
          </table:table-cell>
          <table:table-cell office:value-type="float" office:value="53646" calcext:value-type="float">
            <text:p>5364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5_hqc_256_1_cca2/92 <text:s text:c="33"/></text:p>
          </table:table-cell>
          <table:table-cell office:value-type="float" office:value="131507181" calcext:value-type="float">
            <text:p>131507181</text:p>
          </table:table-cell>
          <table:table-cell office:value-type="float" office:value="7989" calcext:value-type="float">
            <text:p>7989</text:p>
          </table:table-cell>
          <table:table-cell office:value-type="float" office:value="92950" calcext:value-type="float">
            <text:p>92950</text:p>
          </table:table-cell>
          <table:table-cell office:value-type="float" office:value="100939" calcext:value-type="float">
            <text:p>100939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5_hqc_256_3_cca2/94 <text:s text:c="33"/></text:p>
          </table:table-cell>
          <table:table-cell office:value-type="float" office:value="133949684" calcext:value-type="float">
            <text:p>133949684</text:p>
          </table:table-cell>
          <table:table-cell office:value-type="float" office:value="8897" calcext:value-type="float">
            <text:p>8897</text:p>
          </table:table-cell>
          <table:table-cell office:value-type="float" office:value="96582" calcext:value-type="float">
            <text:p>96582</text:p>
          </table:table-cell>
          <table:table-cell office:value-type="float" office:value="105479" calcext:value-type="float">
            <text:p>105479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phincs_shake256_128f_simple_kyber_512/13 <text:s text:c="20"/></text:p>
          </table:table-cell>
          <table:table-cell office:value-type="float" office:value="157738303" calcext:value-type="float">
            <text:p>157738303</text:p>
          </table:table-cell>
          <table:table-cell office:value-type="float" office:value="800" calcext:value-type="float">
            <text:p>800</text:p>
          </table:table-cell>
          <table:table-cell office:value-type="float" office:value="18448" calcext:value-type="float">
            <text:p>18448</text:p>
          </table:table-cell>
          <table:table-cell office:value-type="float" office:value="19248" calcext:value-type="float">
            <text:p>192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hincs_shake256_128f_simple_ntru_hps2048509/12 <text:s text:c="14"/></text:p>
          </table:table-cell>
          <table:table-cell office:value-type="float" office:value="157816015" calcext:value-type="float">
            <text:p>157816015</text:p>
          </table:table-cell>
          <table:table-cell office:value-type="float" office:value="699" calcext:value-type="float">
            <text:p>699</text:p>
          </table:table-cell>
          <table:table-cell office:value-type="float" office:value="18374" calcext:value-type="float">
            <text:p>18374</text:p>
          </table:table-cell>
          <table:table-cell office:value-type="float" office:value="19073" calcext:value-type="float">
            <text:p>190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saber_lightsaber/9 <text:s text:c="14"/></text:p>
          </table:table-cell>
          <table:table-cell office:value-type="float" office:value="157987472" calcext:value-type="float">
            <text:p>157987472</text:p>
          </table:table-cell>
          <table:table-cell office:value-type="float" office:value="672" calcext:value-type="float">
            <text:p>672</text:p>
          </table:table-cell>
          <table:table-cell office:value-type="float" office:value="18448" calcext:value-type="float">
            <text:p>18448</text:p>
          </table:table-cell>
          <table:table-cell office:value-type="float" office:value="19120" calcext:value-type="float">
            <text:p>19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frodokem_976_shake/72 <text:s text:c="29"/></text:p>
          </table:table-cell>
          <table:table-cell office:value-type="float" office:value="158626548" calcext:value-type="float">
            <text:p>158626548</text:p>
          </table:table-cell>
          <table:table-cell office:value-type="float" office:value="15632" calcext:value-type="float">
            <text:p>15632</text:p>
          </table:table-cell>
          <table:table-cell office:value-type="float" office:value="66516" calcext:value-type="float">
            <text:p>66516</text:p>
          </table:table-cell>
          <table:table-cell office:value-type="float" office:value="82148" calcext:value-type="float">
            <text:p>8214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phincs_shake256_128f_simple_hqc_128_1_cca2/15 <text:s text:c="15"/></text:p>
          </table:table-cell>
          <table:table-cell office:value-type="float" office:value="165981573" calcext:value-type="float">
            <text:p>165981573</text:p>
          </table:table-cell>
          <table:table-cell office:value-type="float" office:value="3125" calcext:value-type="float">
            <text:p>3125</text:p>
          </table:table-cell>
          <table:table-cell office:value-type="float" office:value="29444" calcext:value-type="float">
            <text:p>29444</text:p>
          </table:table-cell>
          <table:table-cell office:value-type="float" office:value="32569" calcext:value-type="float">
            <text:p>32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kyber_768/77 <text:s text:c="28"/></text:p>
          </table:table-cell>
          <table:table-cell office:value-type="float" office:value="169013716" calcext:value-type="float">
            <text:p>169013716</text:p>
          </table:table-cell>
          <table:table-cell office:value-type="float" office:value="1184" calcext:value-type="float">
            <text:p>1184</text:p>
          </table:table-cell>
          <table:table-cell office:value-type="float" office:value="2332" calcext:value-type="float">
            <text:p>2332</text:p>
          </table:table-cell>
          <table:table-cell office:value-type="float" office:value="3516" calcext:value-type="float">
            <text:p>35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rainbow_IIIc_classic_ntru_hps2048677/78 <text:s text:c="22"/></text:p>
          </table:table-cell>
          <table:table-cell office:value-type="float" office:value="169094058" calcext:value-type="float">
            <text:p>169094058</text:p>
          </table:table-cell>
          <table:table-cell office:value-type="float" office:value="930" calcext:value-type="float">
            <text:p>930</text:p>
          </table:table-cell>
          <table:table-cell office:value-type="float" office:value="2016" calcext:value-type="float">
            <text:p>2016</text:p>
          </table:table-cell>
          <table:table-cell office:value-type="float" office:value="2946" calcext:value-type="float">
            <text:p>29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rainbow_IIIc_classic_ntru_hrss701/81 <text:s text:c="25"/></text:p>
          </table:table-cell>
          <table:table-cell office:value-type="float" office:value="169123081" calcext:value-type="float">
            <text:p>169123081</text:p>
          </table:table-cell>
          <table:table-cell office:value-type="float" office:value="1138" calcext:value-type="float">
            <text:p>1138</text:p>
          </table:table-cell>
          <table:table-cell office:value-type="float" office:value="2432" calcext:value-type="float">
            <text:p>2432</text:p>
          </table:table-cell>
          <table:table-cell office:value-type="float" office:value="3570" calcext:value-type="float">
            <text:p>35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rainbow_IIIc_classic_saber_saber/76 <text:s text:c="26"/></text:p>
          </table:table-cell>
          <table:table-cell office:value-type="float" office:value="169551463" calcext:value-type="float">
            <text:p>169551463</text:p>
          </table:table-cell>
          <table:table-cell office:value-type="float" office:value="992" calcext:value-type="float">
            <text:p>992</text:p>
          </table:table-cell>
          <table:table-cell office:value-type="float" office:value="2332" calcext:value-type="float">
            <text:p>2332</text:p>
          </table:table-cell>
          <table:table-cell office:value-type="float" office:value="3324" calcext:value-type="float">
            <text:p>33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>
          <table:table-cell office:value-type="string" calcext:value-type="string">
            <text:p>sphincs_shake256_128f_simple_bike1_l1_fo/16 <text:s text:c="18"/></text:p>
          </table:table-cell>
          <table:table-cell office:value-type="float" office:value="174249446" calcext:value-type="float">
            <text:p>174249446</text:p>
          </table:table-cell>
          <table:table-cell office:value-type="float" office:value="2946" calcext:value-type="float">
            <text:p>2946</text:p>
          </table:table-cell>
          <table:table-cell office:value-type="float" office:value="22868" calcext:value-type="float">
            <text:p>22868</text:p>
          </table:table-cell>
          <table:table-cell office:value-type="float" office:value="25814" calcext:value-type="float">
            <text:p>258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hqc_192_1_cca2/79 <text:s text:c="23"/></text:p>
          </table:table-cell>
          <table:table-cell office:value-type="float" office:value="186538704" calcext:value-type="float">
            <text:p>186538704</text:p>
          </table:table-cell>
          <table:table-cell office:value-type="float" office:value="5499" calcext:value-type="float">
            <text:p>5499</text:p>
          </table:table-cell>
          <table:table-cell office:value-type="float" office:value="22118" calcext:value-type="float">
            <text:p>22118</text:p>
          </table:table-cell>
          <table:table-cell office:value-type="float" office:value="27617" calcext:value-type="float">
            <text:p>27617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phincs_shake256_128f_simple_frodokem_640_shake/14 <text:s text:c="11"/></text:p>
          </table:table-cell>
          <table:table-cell office:value-type="float" office:value="202564468" calcext:value-type="float">
            <text:p>202564468</text:p>
          </table:table-cell>
          <table:table-cell office:value-type="float" office:value="9616" calcext:value-type="float">
            <text:p>9616</text:p>
          </table:table-cell>
          <table:table-cell office:value-type="float" office:value="36416" calcext:value-type="float">
            <text:p>36416</text:p>
          </table:table-cell>
          <table:table-cell office:value-type="float" office:value="46032" calcext:value-type="float">
            <text:p>46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frodokem_1344_shake/120 <text:s text:c="26"/></text:p>
          </table:table-cell>
          <table:table-cell office:value-type="float" office:value="203294329" calcext:value-type="float">
            <text:p>203294329</text:p>
          </table:table-cell>
          <table:table-cell office:value-type="float" office:value="21520" calcext:value-type="float">
            <text:p>21520</text:p>
          </table:table-cell>
          <table:table-cell office:value-type="float" office:value="44594" calcext:value-type="float">
            <text:p>44594</text:p>
          </table:table-cell>
          <table:table-cell office:value-type="float" office:value="66114" calcext:value-type="float">
            <text:p>6611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kyber_768/57 <text:s text:c="20"/></text:p>
          </table:table-cell>
          <table:table-cell office:value-type="float" office:value="203629611" calcext:value-type="float">
            <text:p>203629611</text:p>
          </table:table-cell>
          <table:table-cell office:value-type="float" office:value="1184" calcext:value-type="float">
            <text:p>1184</text:p>
          </table:table-cell>
          <table:table-cell office:value-type="float" office:value="37840" calcext:value-type="float">
            <text:p>37840</text:p>
          </table:table-cell>
          <table:table-cell office:value-type="float" office:value="39024" calcext:value-type="float">
            <text:p>3902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ntru_hps2048677/58 <text:s text:c="14"/></text:p>
          </table:table-cell>
          <table:table-cell office:value-type="float" office:value="203670791" calcext:value-type="float">
            <text:p>203670791</text:p>
          </table:table-cell>
          <table:table-cell office:value-type="float" office:value="930" calcext:value-type="float">
            <text:p>930</text:p>
          </table:table-cell>
          <table:table-cell office:value-type="float" office:value="37524" calcext:value-type="float">
            <text:p>37524</text:p>
          </table:table-cell>
          <table:table-cell office:value-type="float" office:value="38454" calcext:value-type="float">
            <text:p>3845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ntru_hrss701/61 <text:s text:c="17"/></text:p>
          </table:table-cell>
          <table:table-cell office:value-type="float" office:value="204134936" calcext:value-type="float">
            <text:p>204134936</text:p>
          </table:table-cell>
          <table:table-cell office:value-type="float" office:value="1138" calcext:value-type="float">
            <text:p>1138</text:p>
          </table:table-cell>
          <table:table-cell office:value-type="float" office:value="37940" calcext:value-type="float">
            <text:p>37940</text:p>
          </table:table-cell>
          <table:table-cell office:value-type="float" office:value="39078" calcext:value-type="float">
            <text:p>3907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saber_saber/56 <text:s text:c="18"/></text:p>
          </table:table-cell>
          <table:table-cell office:value-type="float" office:value="204456129" calcext:value-type="float">
            <text:p>204456129</text:p>
          </table:table-cell>
          <table:table-cell office:value-type="float" office:value="992" calcext:value-type="float">
            <text:p>992</text:p>
          </table:table-cell>
          <table:table-cell office:value-type="float" office:value="37840" calcext:value-type="float">
            <text:p>37840</text:p>
          </table:table-cell>
          <table:table-cell office:value-type="float" office:value="38832" calcext:value-type="float">
            <text:p>3883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hqc_192_1_cca2/59 <text:s text:c="15"/></text:p>
          </table:table-cell>
          <table:table-cell office:value-type="float" office:value="217892071" calcext:value-type="float">
            <text:p>217892071</text:p>
          </table:table-cell>
          <table:table-cell office:value-type="float" office:value="5499" calcext:value-type="float">
            <text:p>5499</text:p>
          </table:table-cell>
          <table:table-cell office:value-type="float" office:value="57626" calcext:value-type="float">
            <text:p>57626</text:p>
          </table:table-cell>
          <table:table-cell office:value-type="float" office:value="63125" calcext:value-type="float">
            <text:p>63125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IIIc_classic_bike1_l3_fo/83 <text:s text:c="26"/></text:p>
          </table:table-cell>
          <table:table-cell office:value-type="float" office:value="231633099" calcext:value-type="float">
            <text:p>231633099</text:p>
          </table:table-cell>
          <table:table-cell office:value-type="float" office:value="6206" calcext:value-type="float">
            <text:p>6206</text:p>
          </table:table-cell>
          <table:table-cell office:value-type="float" office:value="12568" calcext:value-type="float">
            <text:p>12568</text:p>
          </table:table-cell>
          <table:table-cell office:value-type="float" office:value="18774" calcext:value-type="float">
            <text:p>1877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ilithium_2_sike_p434/38 <text:s text:c="37"/></text:p>
          </table:table-cell>
          <table:table-cell office:value-type="float" office:value="242280424" calcext:value-type="float">
            <text:p>242280424</text:p>
          </table:table-cell>
          <table:table-cell office:value-type="float" office:value="330" calcext:value-type="float">
            <text:p>330</text:p>
          </table:table-cell>
          <table:table-cell office:value-type="float" office:value="2736" calcext:value-type="float">
            <text:p>2736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sike_p434/29 <text:s text:c="38"/></text:p>
          </table:table-cell>
          <table:table-cell office:value-type="float" office:value="257925810" calcext:value-type="float">
            <text:p>257925810</text:p>
          </table:table-cell>
          <table:table-cell office:value-type="float" office:value="330" calcext:value-type="float">
            <text:p>330</text:p>
          </table:table-cell>
          <table:table-cell office:value-type="float" office:value="1382" calcext:value-type="float">
            <text:p>1382</text:p>
          </table:table-cell>
          <table:table-cell office:value-type="float" office:value="1712" calcext:value-type="float">
            <text:p>1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ainbow_IIIc_classic_frodokem_976_shake/82 <text:s text:c="19"/></text:p>
          </table:table-cell>
          <table:table-cell office:value-type="float" office:value="261480336" calcext:value-type="float">
            <text:p>261480336</text:p>
          </table:table-cell>
          <table:table-cell office:value-type="float" office:value="15632" calcext:value-type="float">
            <text:p>15632</text:p>
          </table:table-cell>
          <table:table-cell office:value-type="float" office:value="31644" calcext:value-type="float">
            <text:p>31644</text:p>
          </table:table-cell>
          <table:table-cell office:value-type="float" office:value="47276" calcext:value-type="float">
            <text:p>47276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bike1_l3_fo/63 <text:s text:c="18"/></text:p>
          </table:table-cell>
          <table:table-cell office:value-type="float" office:value="267865023" calcext:value-type="float">
            <text:p>267865023</text:p>
          </table:table-cell>
          <table:table-cell office:value-type="float" office:value="6206" calcext:value-type="float">
            <text:p>6206</text:p>
          </table:table-cell>
          <table:table-cell office:value-type="float" office:value="48076" calcext:value-type="float">
            <text:p>48076</text:p>
          </table:table-cell>
          <table:table-cell office:value-type="float" office:value="54282" calcext:value-type="float">
            <text:p>5428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inbow_Ia_classic_sike_p434/20 <text:s text:c="30"/></text:p>
          </table:table-cell>
          <table:table-cell office:value-type="float" office:value="271387384" calcext:value-type="float">
            <text:p>271387384</text:p>
          </table:table-cell>
          <table:table-cell office:value-type="float" office:value="330" calcext:value-type="float">
            <text:p>330</text:p>
          </table:table-cell>
          <table:table-cell office:value-type="float" office:value="756" calcext:value-type="float">
            <text:p>756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sike_p434/2 <text:s text:c="39"/></text:p>
          </table:table-cell>
          <table:table-cell office:value-type="float" office:value="272831277" calcext:value-type="float">
            <text:p>272831277</text:p>
          </table:table-cell>
          <table:table-cell office:value-type="float" office:value="330" calcext:value-type="float">
            <text:p>330</text:p>
          </table:table-cell>
          <table:table-cell office:value-type="float" office:value="15304" calcext:value-type="float">
            <text:p>15304</text:p>
          </table:table-cell>
          <table:table-cell office:value-type="float" office:value="15634" calcext:value-type="float">
            <text:p>156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frodokem_1344_shake/87 <text:s text:c="28"/></text:p>
          </table:table-cell>
          <table:table-cell office:value-type="float" office:value="275381675" calcext:value-type="float">
            <text:p>275381675</text:p>
          </table:table-cell>
          <table:table-cell office:value-type="float" office:value="21520" calcext:value-type="float">
            <text:p>21520</text:p>
          </table:table-cell>
          <table:table-cell office:value-type="float" office:value="104292" calcext:value-type="float">
            <text:p>104292</text:p>
          </table:table-cell>
          <table:table-cell office:value-type="float" office:value="125812" calcext:value-type="float">
            <text:p>12581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frodokem_976_shake/62 <text:s text:c="11"/></text:p>
          </table:table-cell>
          <table:table-cell office:value-type="float" office:value="299247947" calcext:value-type="float">
            <text:p>299247947</text:p>
          </table:table-cell>
          <table:table-cell office:value-type="float" office:value="15632" calcext:value-type="float">
            <text:p>15632</text:p>
          </table:table-cell>
          <table:table-cell office:value-type="float" office:value="67152" calcext:value-type="float">
            <text:p>67152</text:p>
          </table:table-cell>
          <table:table-cell office:value-type="float" office:value="82784" calcext:value-type="float">
            <text:p>8278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dilithium_2_sike_p434_compressed/44 <text:s text:c="26"/></text:p>
          </table:table-cell>
          <table:table-cell office:value-type="float" office:value="331404752" calcext:value-type="float">
            <text:p>331404752</text:p>
          </table:table-cell>
          <table:table-cell office:value-type="float" office:value="197" calcext:value-type="float">
            <text:p>197</text:p>
          </table:table-cell>
          <table:table-cell office:value-type="float" office:value="2516" calcext:value-type="float">
            <text:p>2516</text:p>
          </table:table-cell>
          <table:table-cell office:value-type="float" office:value="2713" calcext:value-type="float">
            <text:p>27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sike_p434_compressed/35 <text:s text:c="27"/></text:p>
          </table:table-cell>
          <table:table-cell office:value-type="float" office:value="347777676" calcext:value-type="float">
            <text:p>347777676</text:p>
          </table:table-cell>
          <table:table-cell office:value-type="float" office:value="197" calcext:value-type="float">
            <text:p>197</text:p>
          </table:table-cell>
          <table:table-cell office:value-type="float" office:value="1162" calcext:value-type="float">
            <text:p>1162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sike_p751/121 <text:s text:c="36"/></text:p>
          </table:table-cell>
          <table:table-cell office:value-type="float" office:value="356912855" calcext:value-type="float">
            <text:p>356912855</text:p>
          </table:table-cell>
          <table:table-cell office:value-type="float" office:value="564" calcext:value-type="float">
            <text:p>564</text:p>
          </table:table-cell>
          <table:table-cell office:value-type="float" office:value="2522" calcext:value-type="float">
            <text:p>2522</text:p>
          </table:table-cell>
          <table:table-cell office:value-type="float" office:value="3086" calcext:value-type="float">
            <text:p>3086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rainbow_Ia_classic_sike_p434_compressed/26 <text:s text:c="19"/></text:p>
          </table:table-cell>
          <table:table-cell office:value-type="float" office:value="360591034" calcext:value-type="float">
            <text:p>360591034</text:p>
          </table:table-cell>
          <table:table-cell office:value-type="float" office:value="197" calcext:value-type="float">
            <text:p>197</text:p>
          </table:table-cell>
          <table:table-cell office:value-type="float" office:value="536" calcext:value-type="float">
            <text:p>536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sike_p434_compressed/8 <text:s text:c="28"/></text:p>
          </table:table-cell>
          <table:table-cell office:value-type="float" office:value="361930262" calcext:value-type="float">
            <text:p>361930262</text:p>
          </table:table-cell>
          <table:table-cell office:value-type="float" office:value="197" calcext:value-type="float">
            <text:p>197</text:p>
          </table:table-cell>
          <table:table-cell office:value-type="float" office:value="15084" calcext:value-type="float">
            <text:p>15084</text:p>
          </table:table-cell>
          <table:table-cell office:value-type="float" office:value="15281" calcext:value-type="float">
            <text:p>15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thium_2_classic_mceliece_348864f/37 <text:s text:c="22"/></text:p>
          </table:table-cell>
          <table:table-cell office:value-type="float" office:value="394418695" calcext:value-type="float">
            <text:p>394418695</text:p>
          </table:table-cell>
          <table:table-cell office:value-type="float" office:value="261120" calcext:value-type="float">
            <text:p>261120</text:p>
          </table:table-cell>
          <table:table-cell office:value-type="float" office:value="2300" calcext:value-type="float">
            <text:p>2300</text:p>
          </table:table-cell>
          <table:table-cell office:value-type="float" office:value="263420" calcext:value-type="float">
            <text:p>263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phincs_shake256_128f_simple_sike_p434/11 <text:s text:c="20"/></text:p>
          </table:table-cell>
          <table:table-cell office:value-type="float" office:value="398846244" calcext:value-type="float">
            <text:p>398846244</text:p>
          </table:table-cell>
          <table:table-cell office:value-type="float" office:value="330" calcext:value-type="float">
            <text:p>330</text:p>
          </table:table-cell>
          <table:table-cell office:value-type="float" office:value="17668" calcext:value-type="float">
            <text:p>17668</text:p>
          </table:table-cell>
          <table:table-cell office:value-type="float" office:value="17998" calcext:value-type="float">
            <text:p>179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kyber_1024/112 <text:s text:c="18"/></text:p>
          </table:table-cell>
          <table:table-cell office:value-type="float" office:value="399338013" calcext:value-type="float">
            <text:p>399338013</text:p>
          </table:table-cell>
          <table:table-cell office:value-type="float" office:value="1568" calcext:value-type="float">
            <text:p>1568</text:p>
          </table:table-cell>
          <table:table-cell office:value-type="float" office:value="52352" calcext:value-type="float">
            <text:p>52352</text:p>
          </table:table-cell>
          <table:table-cell office:value-type="float" office:value="53920" calcext:value-type="float">
            <text:p>5392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256f_simple_ntru_hps4096821/113 <text:s text:c="13"/></text:p>
          </table:table-cell>
          <table:table-cell office:value-type="float" office:value="399380042" calcext:value-type="float">
            <text:p>399380042</text:p>
          </table:table-cell>
          <table:table-cell office:value-type="float" office:value="1230" calcext:value-type="float">
            <text:p>1230</text:p>
          </table:table-cell>
          <table:table-cell office:value-type="float" office:value="51676" calcext:value-type="float">
            <text:p>51676</text:p>
          </table:table-cell>
          <table:table-cell office:value-type="float" office:value="52906" calcext:value-type="float">
            <text:p>52906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256f_simple_saber_firesaber/108 <text:s text:c="13"/></text:p>
          </table:table-cell>
          <table:table-cell office:value-type="float" office:value="400302497" calcext:value-type="float">
            <text:p>400302497</text:p>
          </table:table-cell>
          <table:table-cell office:value-type="float" office:value="1312" calcext:value-type="float">
            <text:p>1312</text:p>
          </table:table-cell>
          <table:table-cell office:value-type="float" office:value="52160" calcext:value-type="float">
            <text:p>52160</text:p>
          </table:table-cell>
          <table:table-cell office:value-type="float" office:value="53472" calcext:value-type="float">
            <text:p>5347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ntru_hps4096821/102 <text:s text:c="23"/></text:p>
          </table:table-cell>
          <table:table-cell office:value-type="float" office:value="404905439" calcext:value-type="float">
            <text:p>404905439</text:p>
          </table:table-cell>
          <table:table-cell office:value-type="float" office:value="1230" calcext:value-type="float">
            <text:p>1230</text:p>
          </table:table-cell>
          <table:table-cell office:value-type="float" office:value="2664" calcext:value-type="float">
            <text:p>2664</text:p>
          </table:table-cell>
          <table:table-cell office:value-type="float" office:value="3894" calcext:value-type="float">
            <text:p>38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kyber_1024/101 <text:s text:c="28"/></text:p>
          </table:table-cell>
          <table:table-cell office:value-type="float" office:value="405111992" calcext:value-type="float">
            <text:p>405111992</text:p>
          </table:table-cell>
          <table:table-cell office:value-type="float" office:value="1568" calcext:value-type="float">
            <text:p>1568</text:p>
          </table:table-cell>
          <table:table-cell office:value-type="float" office:value="3340" calcext:value-type="float">
            <text:p>3340</text:p>
          </table:table-cell>
          <table:table-cell office:value-type="float" office:value="4908" calcext:value-type="float">
            <text:p>49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saber_firesaber/97 <text:s text:c="24"/></text:p>
          </table:table-cell>
          <table:table-cell office:value-type="float" office:value="407779755" calcext:value-type="float">
            <text:p>407779755</text:p>
          </table:table-cell>
          <table:table-cell office:value-type="float" office:value="1312" calcext:value-type="float">
            <text:p>1312</text:p>
          </table:table-cell>
          <table:table-cell office:value-type="float" office:value="3148" calcext:value-type="float">
            <text:p>3148</text:p>
          </table:table-cell>
          <table:table-cell office:value-type="float" office:value="4460" calcext:value-type="float">
            <text:p>44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>
          <table:table-cell office:value-type="string" calcext:value-type="string">
            <text:p>falcon_512_classic_mceliece_348864f/28 <text:s text:c="23"/></text:p>
          </table:table-cell>
          <table:table-cell office:value-type="float" office:value="414639607" calcext:value-type="float">
            <text:p>414639607</text:p>
          </table:table-cell>
          <table:table-cell office:value-type="float" office:value="261120" calcext:value-type="float">
            <text:p>261120</text:p>
          </table:table-cell>
          <table:table-cell office:value-type="float" office:value="946" calcext:value-type="float">
            <text:p>946</text:p>
          </table:table-cell>
          <table:table-cell office:value-type="float" office:value="262066" calcext:value-type="float">
            <text:p>262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ainbow_Ia_classic_classic_mceliece_348864f/19 <text:s text:c="15"/></text:p>
          </table:table-cell>
          <table:table-cell office:value-type="float" office:value="415194066" calcext:value-type="float">
            <text:p>415194066</text:p>
          </table:table-cell>
          <table:table-cell office:value-type="float" office:value="261120" calcext:value-type="float">
            <text:p>261120</text:p>
          </table:table-cell>
          <table:table-cell office:value-type="float" office:value="320" calcext:value-type="float">
            <text:p>320</text:p>
          </table:table-cell>
          <table:table-cell office:value-type="float" office:value="261440" calcext:value-type="float">
            <text:p>261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cnic3_L1_classic_mceliece_348864f/1 <text:s text:c="24"/></text:p>
          </table:table-cell>
          <table:table-cell office:value-type="float" office:value="421037350" calcext:value-type="float">
            <text:p>421037350</text:p>
          </table:table-cell>
          <table:table-cell office:value-type="float" office:value="261120" calcext:value-type="float">
            <text:p>261120</text:p>
          </table:table-cell>
          <table:table-cell office:value-type="float" office:value="14868" calcext:value-type="float">
            <text:p>14868</text:p>
          </table:table-cell>
          <table:table-cell office:value-type="float" office:value="275988" calcext:value-type="float">
            <text:p>2759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hqc_256_1_cca2/114 <text:s text:c="14"/></text:p>
          </table:table-cell>
          <table:table-cell office:value-type="float" office:value="422393203" calcext:value-type="float">
            <text:p>422393203</text:p>
          </table:table-cell>
          <table:table-cell office:value-type="float" office:value="7989" calcext:value-type="float">
            <text:p>7989</text:p>
          </table:table-cell>
          <table:table-cell office:value-type="float" office:value="81138" calcext:value-type="float">
            <text:p>81138</text:p>
          </table:table-cell>
          <table:table-cell office:value-type="float" office:value="89127" calcext:value-type="float">
            <text:p>89127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256f_simple_hqc_256_3_cca2/116 <text:s text:c="14"/></text:p>
          </table:table-cell>
          <table:table-cell office:value-type="float" office:value="425210910" calcext:value-type="float">
            <text:p>425210910</text:p>
          </table:table-cell>
          <table:table-cell office:value-type="float" office:value="8897" calcext:value-type="float">
            <text:p>8897</text:p>
          </table:table-cell>
          <table:table-cell office:value-type="float" office:value="84770" calcext:value-type="float">
            <text:p>84770</text:p>
          </table:table-cell>
          <table:table-cell office:value-type="float" office:value="93667" calcext:value-type="float">
            <text:p>93667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hqc_256_1_cca2/103 <text:s text:c="24"/></text:p>
          </table:table-cell>
          <table:table-cell office:value-type="float" office:value="426222572" calcext:value-type="float">
            <text:p>426222572</text:p>
          </table:table-cell>
          <table:table-cell office:value-type="float" office:value="7989" calcext:value-type="float">
            <text:p>7989</text:p>
          </table:table-cell>
          <table:table-cell office:value-type="float" office:value="32126" calcext:value-type="float">
            <text:p>32126</text:p>
          </table:table-cell>
          <table:table-cell office:value-type="float" office:value="40115" calcext:value-type="float">
            <text:p>40115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5_sike_p751/88 <text:s text:c="38"/></text:p>
          </table:table-cell>
          <table:table-cell office:value-type="float" office:value="429523464" calcext:value-type="float">
            <text:p>429523464</text:p>
          </table:table-cell>
          <table:table-cell office:value-type="float" office:value="564" calcext:value-type="float">
            <text:p>564</text:p>
          </table:table-cell>
          <table:table-cell office:value-type="float" office:value="62220" calcext:value-type="float">
            <text:p>62220</text:p>
          </table:table-cell>
          <table:table-cell office:value-type="float" office:value="62784" calcext:value-type="float">
            <text:p>62784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hqc_256_3_cca2/105 <text:s text:c="24"/></text:p>
          </table:table-cell>
          <table:table-cell office:value-type="float" office:value="429749032" calcext:value-type="float">
            <text:p>429749032</text:p>
          </table:table-cell>
          <table:table-cell office:value-type="float" office:value="8897" calcext:value-type="float">
            <text:p>8897</text:p>
          </table:table-cell>
          <table:table-cell office:value-type="float" office:value="35758" calcext:value-type="float">
            <text:p>35758</text:p>
          </table:table-cell>
          <table:table-cell office:value-type="float" office:value="44655" calcext:value-type="float">
            <text:p>44655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falcon_1024_sike_p751_compressed/118 <text:s text:c="25"/></text:p>
          </table:table-cell>
          <table:table-cell office:value-type="float" office:value="473120519" calcext:value-type="float">
            <text:p>473120519</text:p>
          </table:table-cell>
          <table:table-cell office:value-type="float" office:value="335" calcext:value-type="float">
            <text:p>335</text:p>
          </table:table-cell>
          <table:table-cell office:value-type="float" office:value="2150" calcext:value-type="float">
            <text:p>2150</text:p>
          </table:table-cell>
          <table:table-cell office:value-type="float" office:value="2485" calcext:value-type="float">
            <text:p>2485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phincs_shake256_128f_simple_sike_p434_compressed/17 <text:s text:c="9"/></text:p>
          </table:table-cell>
          <table:table-cell office:value-type="float" office:value="488347034" calcext:value-type="float">
            <text:p>488347034</text:p>
          </table:table-cell>
          <table:table-cell office:value-type="float" office:value="197" calcext:value-type="float">
            <text:p>197</text:p>
          </table:table-cell>
          <table:table-cell office:value-type="float" office:value="17448" calcext:value-type="float">
            <text:p>17448</text:p>
          </table:table-cell>
          <table:table-cell office:value-type="float" office:value="17645" calcext:value-type="float">
            <text:p>176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sike_p751_compressed/85 <text:s text:c="27"/></text:p>
          </table:table-cell>
          <table:table-cell office:value-type="float" office:value="547136766" calcext:value-type="float">
            <text:p>547136766</text:p>
          </table:table-cell>
          <table:table-cell office:value-type="float" office:value="335" calcext:value-type="float">
            <text:p>335</text:p>
          </table:table-cell>
          <table:table-cell office:value-type="float" office:value="61848" calcext:value-type="float">
            <text:p>61848</text:p>
          </table:table-cell>
          <table:table-cell office:value-type="float" office:value="62183" calcext:value-type="float">
            <text:p>62183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256f_simple_frodokem_1344_shake/109 <text:s text:c="9"/></text:p>
          </table:table-cell>
          <table:table-cell office:value-type="float" office:value="567637194" calcext:value-type="float">
            <text:p>567637194</text:p>
          </table:table-cell>
          <table:table-cell office:value-type="float" office:value="21520" calcext:value-type="float">
            <text:p>21520</text:p>
          </table:table-cell>
          <table:table-cell office:value-type="float" office:value="92480" calcext:value-type="float">
            <text:p>92480</text:p>
          </table:table-cell>
          <table:table-cell office:value-type="float" office:value="114000" calcext:value-type="float">
            <text:p>1140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sphincs_shake256_128f_simple_classic_mceliece_348864f/10 <text:s text:c="5"/></text:p>
          </table:table-cell>
          <table:table-cell office:value-type="float" office:value="567699390" calcext:value-type="float">
            <text:p>567699390</text:p>
          </table:table-cell>
          <table:table-cell office:value-type="float" office:value="261120" calcext:value-type="float">
            <text:p>261120</text:p>
          </table:table-cell>
          <table:table-cell office:value-type="float" office:value="17232" calcext:value-type="float">
            <text:p>17232</text:p>
          </table:table-cell>
          <table:table-cell office:value-type="float" office:value="278352" calcext:value-type="float">
            <text:p>2783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frodokem_1344_shake/98 <text:s text:c="20"/></text:p>
          </table:table-cell>
          <table:table-cell office:value-type="float" office:value="571608002" calcext:value-type="float">
            <text:p>571608002</text:p>
          </table:table-cell>
          <table:table-cell office:value-type="float" office:value="21520" calcext:value-type="float">
            <text:p>21520</text:p>
          </table:table-cell>
          <table:table-cell office:value-type="float" office:value="43468" calcext:value-type="float">
            <text:p>43468</text:p>
          </table:table-cell>
          <table:table-cell office:value-type="float" office:value="64988" calcext:value-type="float">
            <text:p>6498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256f_simple_sike_p751/110 <text:s text:c="19"/></text:p>
          </table:table-cell>
          <table:table-cell office:value-type="float" office:value="719768933" calcext:value-type="float">
            <text:p>719768933</text:p>
          </table:table-cell>
          <table:table-cell office:value-type="float" office:value="564" calcext:value-type="float">
            <text:p>564</text:p>
          </table:table-cell>
          <table:table-cell office:value-type="float" office:value="50408" calcext:value-type="float">
            <text:p>50408</text:p>
          </table:table-cell>
          <table:table-cell office:value-type="float" office:value="50972" calcext:value-type="float">
            <text:p>5097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sike_p751/99 <text:s text:c="30"/></text:p>
          </table:table-cell>
          <table:table-cell office:value-type="float" office:value="728205791" calcext:value-type="float">
            <text:p>728205791</text:p>
          </table:table-cell>
          <table:table-cell office:value-type="float" office:value="564" calcext:value-type="float">
            <text:p>564</text:p>
          </table:table-cell>
          <table:table-cell office:value-type="float" office:value="1396" calcext:value-type="float">
            <text:p>1396</text:p>
          </table:table-cell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dilithium_4_sike_p610/54 <text:s text:c="37"/></text:p>
          </table:table-cell>
          <table:table-cell office:value-type="float" office:value="788291960" calcext:value-type="float">
            <text:p>788291960</text:p>
          </table:table-cell>
          <table:table-cell office:value-type="float" office:value="462" calcext:value-type="float">
            <text:p>462</text:p>
          </table:table-cell>
          <table:table-cell office:value-type="float" office:value="4338" calcext:value-type="float">
            <text:p>4338</text:p>
          </table:table-cell>
          <table:table-cell office:value-type="float" office:value="4800" calcext:value-type="float">
            <text:p>48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256f_simple_sike_p751_compressed/107 <text:s text:c="8"/></text:p>
          </table:table-cell>
          <table:table-cell office:value-type="float" office:value="836901125" calcext:value-type="float">
            <text:p>836901125</text:p>
          </table:table-cell>
          <table:table-cell office:value-type="float" office:value="335" calcext:value-type="float">
            <text:p>335</text:p>
          </table:table-cell>
          <table:table-cell office:value-type="float" office:value="50036" calcext:value-type="float">
            <text:p>50036</text:p>
          </table:table-cell>
          <table:table-cell office:value-type="float" office:value="50371" calcext:value-type="float">
            <text:p>5037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sike_p751_compressed/96 <text:s text:c="19"/></text:p>
          </table:table-cell>
          <table:table-cell office:value-type="float" office:value="840104413" calcext:value-type="float">
            <text:p>840104413</text:p>
          </table:table-cell>
          <table:table-cell office:value-type="float" office:value="335" calcext:value-type="float">
            <text:p>335</text:p>
          </table:table-cell>
          <table:table-cell office:value-type="float" office:value="1024" calcext:value-type="float">
            <text:p>1024</text:p>
          </table:table-cell>
          <table:table-cell office:value-type="float" office:value="1359" calcext:value-type="float">
            <text:p>1359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3_sike_p610/74 <text:s text:c="38"/></text:p>
          </table:table-cell>
          <table:table-cell office:value-type="float" office:value="851352625" calcext:value-type="float">
            <text:p>851352625</text:p>
          </table:table-cell>
          <table:table-cell office:value-type="float" office:value="462" calcext:value-type="float">
            <text:p>462</text:p>
          </table:table-cell>
          <table:table-cell office:value-type="float" office:value="36000" calcext:value-type="float">
            <text:p>36000</text:p>
          </table:table-cell>
          <table:table-cell office:value-type="float" office:value="36462" calcext:value-type="float">
            <text:p>3646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IIIc_classic_sike_p610/84 <text:s text:c="28"/></text:p>
          </table:table-cell>
          <table:table-cell office:value-type="float" office:value="960471102" calcext:value-type="float">
            <text:p>960471102</text:p>
          </table:table-cell>
          <table:table-cell office:value-type="float" office:value="462" calcext:value-type="float">
            <text:p>462</text:p>
          </table:table-cell>
          <table:table-cell office:value-type="float" office:value="1128" calcext:value-type="float">
            <text:p>1128</text:p>
          </table:table-cell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sike_p610/64 <text:s text:c="20"/></text:p>
          </table:table-cell>
          <table:table-cell office:value-type="float" office:value="990239472" calcext:value-type="float">
            <text:p>990239472</text:p>
          </table:table-cell>
          <table:table-cell office:value-type="float" office:value="462" calcext:value-type="float">
            <text:p>462</text:p>
          </table:table-cell>
          <table:table-cell office:value-type="float" office:value="36636" calcext:value-type="float">
            <text:p>36636</text:p>
          </table:table-cell>
          <table:table-cell office:value-type="float" office:value="37098" calcext:value-type="float">
            <text:p>37098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dilithium_4_sike_p610_compressed/50 <text:s text:c="26"/></text:p>
          </table:table-cell>
          <table:table-cell office:value-type="float" office:value="1009542379" calcext:value-type="float">
            <text:p>1009542379</text:p>
          </table:table-cell>
          <table:table-cell office:value-type="float" office:value="274" calcext:value-type="float">
            <text:p>274</text:p>
          </table:table-cell>
          <table:table-cell office:value-type="float" office:value="4038" calcext:value-type="float">
            <text:p>4038</text:p>
          </table:table-cell>
          <table:table-cell office:value-type="float" office:value="4312" calcext:value-type="float">
            <text:p>431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3_sike_p610_compressed/70 <text:s text:c="27"/></text:p>
          </table:table-cell>
          <table:table-cell office:value-type="float" office:value="1072012838" calcext:value-type="float">
            <text:p>1072012838</text:p>
          </table:table-cell>
          <table:table-cell office:value-type="float" office:value="274" calcext:value-type="float">
            <text:p>274</text:p>
          </table:table-cell>
          <table:table-cell office:value-type="float" office:value="35700" calcext:value-type="float">
            <text:p>35700</text:p>
          </table:table-cell>
          <table:table-cell office:value-type="float" office:value="35974" calcext:value-type="float">
            <text:p>3597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dilithium_4_classic_mceliece_460896f/45 <text:s text:c="22"/></text:p>
          </table:table-cell>
          <table:table-cell office:value-type="float" office:value="1156794792" calcext:value-type="float">
            <text:p>1156794792</text:p>
          </table:table-cell>
          <table:table-cell office:value-type="float" office:value="524160" calcext:value-type="float">
            <text:p>524160</text:p>
          </table:table-cell>
          <table:table-cell office:value-type="float" office:value="3742" calcext:value-type="float">
            <text:p>3742</text:p>
          </table:table-cell>
          <table:table-cell office:value-type="float" office:value="527902" calcext:value-type="float">
            <text:p>527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rainbow_IIIc_classic_sike_p610_compressed/80 <text:s text:c="17"/></text:p>
          </table:table-cell>
          <table:table-cell office:value-type="float" office:value="1174445755" calcext:value-type="float">
            <text:p>1174445755</text:p>
          </table:table-cell>
          <table:table-cell office:value-type="float" office:value="274" calcext:value-type="float">
            <text:p>274</text:p>
          </table:table-cell>
          <table:table-cell office:value-type="float" office:value="828" calcext:value-type="float">
            <text:p>828</text:p>
          </table:table-cell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sike_p610_compressed/60 <text:s text:c="9"/></text:p>
          </table:table-cell>
          <table:table-cell office:value-type="float" office:value="1213034083" calcext:value-type="float">
            <text:p>1213034083</text:p>
          </table:table-cell>
          <table:table-cell office:value-type="float" office:value="274" calcext:value-type="float">
            <text:p>274</text:p>
          </table:table-cell>
          <table:table-cell office:value-type="float" office:value="36336" calcext:value-type="float">
            <text:p>36336</text:p>
          </table:table-cell>
          <table:table-cell office:value-type="float" office:value="36610" calcext:value-type="float">
            <text:p>3661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picnic3_L3_classic_mceliece_460896f/65 <text:s text:c="23"/></text:p>
          </table:table-cell>
          <table:table-cell office:value-type="float" office:value="1217686305" calcext:value-type="float">
            <text:p>1217686305</text:p>
          </table:table-cell>
          <table:table-cell office:value-type="float" office:value="524160" calcext:value-type="float">
            <text:p>524160</text:p>
          </table:table-cell>
          <table:table-cell office:value-type="float" office:value="35404" calcext:value-type="float">
            <text:p>35404</text:p>
          </table:table-cell>
          <table:table-cell office:value-type="float" office:value="559564" calcext:value-type="float">
            <text:p>559564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IIIc_classic_classic_mceliece_460896f/75 <text:s text:c="13"/></text:p>
          </table:table-cell>
          <table:table-cell office:value-type="float" office:value="1301711412" calcext:value-type="float">
            <text:p>1301711412</text:p>
          </table:table-cell>
          <table:table-cell office:value-type="float" office:value="524160" calcext:value-type="float">
            <text:p>524160</text:p>
          </table:table-cell>
          <table:table-cell office:value-type="float" office:value="532" calcext:value-type="float">
            <text:p>532</text:p>
          </table:table-cell>
          <table:table-cell office:value-type="float" office:value="524692" calcext:value-type="float">
            <text:p>5246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192f_simple_classic_mceliece_460896f/55 <text:s text:c="5"/></text:p>
          </table:table-cell>
          <table:table-cell office:value-type="float" office:value="1393004439" calcext:value-type="float">
            <text:p>1393004439</text:p>
          </table:table-cell>
          <table:table-cell office:value-type="float" office:value="524160" calcext:value-type="float">
            <text:p>524160</text:p>
          </table:table-cell>
          <table:table-cell office:value-type="float" office:value="36040" calcext:value-type="float">
            <text:p>36040</text:p>
          </table:table-cell>
          <table:table-cell office:value-type="float" office:value="560200" calcext:value-type="float">
            <text:p>56020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falcon_1024_classic_mceliece_6960119f/122 <text:s text:c="20"/></text:p>
          </table:table-cell>
          <table:table-cell office:value-type="float" office:value="1645777998" calcext:value-type="float">
            <text:p>1645777998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1782" calcext:value-type="float">
            <text:p>1782</text:p>
          </table:table-cell>
          <table:table-cell office:value-type="float" office:value="1049101" calcext:value-type="float">
            <text:p>1049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icnic3_L5_classic_mceliece_6960119f/89 <text:s text:c="22"/></text:p>
          </table:table-cell>
          <table:table-cell office:value-type="float" office:value="1702071459" calcext:value-type="float">
            <text:p>1702071459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61480" calcext:value-type="float">
            <text:p>61480</text:p>
          </table:table-cell>
          <table:table-cell office:value-type="float" office:value="1108799" calcext:value-type="float">
            <text:p>1108799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falcon_1024_classic_mceliece_6688128f/126 <text:s text:c="20"/></text:p>
          </table:table-cell>
          <table:table-cell office:value-type="float" office:value="1734282795" calcext:value-type="float">
            <text:p>1734282795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1810" calcext:value-type="float">
            <text:p>1810</text:p>
          </table:table-cell>
          <table:table-cell office:value-type="float" office:value="1046802" calcext:value-type="float">
            <text:p>10468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icnic3_L5_classic_mceliece_6688128f/93 <text:s text:c="22"/></text:p>
          </table:table-cell>
          <table:table-cell office:value-type="float" office:value="1791702893" calcext:value-type="float">
            <text:p>1791702893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61508" calcext:value-type="float">
            <text:p>61508</text:p>
          </table:table-cell>
          <table:table-cell office:value-type="float" office:value="1106500" calcext:value-type="float">
            <text:p>110650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falcon_1024_classic_mceliece_8192128f/128 <text:s text:c="20"/></text:p>
          </table:table-cell>
          <table:table-cell office:value-type="float" office:value="1859837358" calcext:value-type="float">
            <text:p>1859837358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1810" calcext:value-type="float">
            <text:p>1810</text:p>
          </table:table-cell>
          <table:table-cell office:value-type="float" office:value="1359634" calcext:value-type="float">
            <text:p>13596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picnic3_L5_classic_mceliece_8192128f/95 <text:s text:c="22"/></text:p>
          </table:table-cell>
          <table:table-cell office:value-type="float" office:value="1910004554" calcext:value-type="float">
            <text:p>1910004554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61508" calcext:value-type="float">
            <text:p>61508</text:p>
          </table:table-cell>
          <table:table-cell office:value-type="float" office:value="1419332" calcext:value-type="float">
            <text:p>1419332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classic_mceliece_6960119f/100 <text:s text:c="13"/></text:p>
          </table:table-cell>
          <table:table-cell office:value-type="float" office:value="1953661519" calcext:value-type="float">
            <text:p>1953661519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656" calcext:value-type="float">
            <text:p>656</text:p>
          </table:table-cell>
          <table:table-cell office:value-type="float" office:value="1047975" calcext:value-type="float">
            <text:p>10479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classic_mceliece_6688128f/104 <text:s text:c="13"/></text:p>
          </table:table-cell>
          <table:table-cell office:value-type="float" office:value="2041071079" calcext:value-type="float">
            <text:p>2041071079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684" calcext:value-type="float">
            <text:p>684</text:p>
          </table:table-cell>
          <table:table-cell office:value-type="float" office:value="1045676" calcext:value-type="float">
            <text:p>10456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256f_simple_classic_mceliece_6960119f/111 <text:s text:c="3"/></text:p>
          </table:table-cell>
          <table:table-cell office:value-type="float" office:value="2056435096" calcext:value-type="float">
            <text:p>2056435096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49668" calcext:value-type="float">
            <text:p>49668</text:p>
          </table:table-cell>
          <table:table-cell office:value-type="float" office:value="1096987" calcext:value-type="float">
            <text:p>1096987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256f_simple_classic_mceliece_6688128f/115 <text:s text:c="3"/></text:p>
          </table:table-cell>
          <table:table-cell office:value-type="float" office:value="2145312928" calcext:value-type="float">
            <text:p>2145312928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49696" calcext:value-type="float">
            <text:p>49696</text:p>
          </table:table-cell>
          <table:table-cell office:value-type="float" office:value="1094688" calcext:value-type="float">
            <text:p>109468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visibility="filter">
          <table:table-cell office:value-type="string" calcext:value-type="string">
            <text:p>rainbow_Vc_classic_classic_mceliece_8192128f/106 <text:s text:c="13"/></text:p>
          </table:table-cell>
          <table:table-cell office:value-type="float" office:value="2147702504" calcext:value-type="float">
            <text:p>2147702504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684" calcext:value-type="float">
            <text:p>684</text:p>
          </table:table-cell>
          <table:table-cell office:value-type="float" office:value="1358508" calcext:value-type="float">
            <text:p>1358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Default"/>
        </table:table-row>
        <table:table-row table:style-name="ro1" table:visibility="filter">
          <table:table-cell office:value-type="string" calcext:value-type="string">
            <text:p>sphincs_shake256_256f_simple_classic_mceliece_8192128f/117 <text:s text:c="3"/></text:p>
          </table:table-cell>
          <table:table-cell office:value-type="float" office:value="2288074256" calcext:value-type="float">
            <text:p>2288074256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49696" calcext:value-type="float">
            <text:p>49696</text:p>
          </table:table-cell>
          <table:table-cell office:value-type="float" office:value="1407520" calcext:value-type="float">
            <text:p>140752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</table:table-row>
        <table:table-row table:style-name="ro1" table:number-rows-repeated="10484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mput cost - no acceleration" table:style-name="ta1"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CPU clcles mean</text:p>
          </table:table-cell>
          <table:table-cell office:value-type="string" calcext:value-type="string">
            <text:p>NIST level</text:p>
          </table:table-cell>
          <table:table-cell office:value-type="string" calcext:value-type="string">
            <text:p>Finalist</text:p>
          </table:table-cell>
          <table:table-cell office:value-type="string" calcext:value-type="string">
            <text:p>In the paper</text:p>
          </table:table-cell>
        </table:table-row>
        <table:table-row table:style-name="ro1">
          <table:table-cell office:value-type="string" calcext:value-type="string">
            <text:p>dilithium_2_saber_lightsaber/36 <text:s text:c="28"/></text:p>
          </table:table-cell>
          <table:table-cell office:value-type="float" office:value="2770622" calcext:value-type="float">
            <text:p>27706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lithium_2_kyber_512/40 <text:s text:c="35"/></text:p>
          </table:table-cell>
          <table:table-cell office:value-type="float" office:value="3059898" calcext:value-type="float">
            <text:p>30598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lithium_2_hqc_128_1_cca2/42 <text:s text:c="30"/></text:p>
          </table:table-cell>
          <table:table-cell office:value-type="float" office:value="9740972" calcext:value-type="float">
            <text:p>97409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thium_2_ntru_hps2048509/39 <text:s text:c="29"/></text:p>
          </table:table-cell>
          <table:table-cell office:value-type="float" office:value="14595817" calcext:value-type="float">
            <text:p>14595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alcon_512_saber_lightsaber/27 <text:s text:c="29"/></text:p>
          </table:table-cell>
          <table:table-cell office:value-type="float" office:value="17079286" calcext:value-type="float">
            <text:p>17079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alcon_512_kyber_512/31 <text:s text:c="36"/></text:p>
          </table:table-cell>
          <table:table-cell office:value-type="float" office:value="17356362" calcext:value-type="float">
            <text:p>17356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lithium_2_bike1_l1_fo/43 <text:s text:c="33"/></text:p>
          </table:table-cell>
          <table:table-cell office:value-type="float" office:value="22100785" calcext:value-type="float">
            <text:p>221007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hqc_128_1_cca2/33 <text:s text:c="31"/></text:p>
          </table:table-cell>
          <table:table-cell office:value-type="float" office:value="24007216" calcext:value-type="float">
            <text:p>240072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ntru_hps2048509/30 <text:s text:c="30"/></text:p>
          </table:table-cell>
          <table:table-cell office:value-type="float" office:value="28830055" calcext:value-type="float">
            <text:p>2883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ainbow_Ia_classic_saber_lightsaber/18 <text:s text:c="21"/></text:p>
          </table:table-cell>
          <table:table-cell office:value-type="float" office:value="30385076" calcext:value-type="float">
            <text:p>303850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_Ia_classic_kyber_512/22 <text:s text:c="28"/></text:p>
          </table:table-cell>
          <table:table-cell office:value-type="float" office:value="30693912" calcext:value-type="float">
            <text:p>306939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bike1_l1_fo/34 <text:s text:c="34"/></text:p>
          </table:table-cell>
          <table:table-cell office:value-type="float" office:value="36421473" calcext:value-type="float">
            <text:p>364214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_Ia_classic_hqc_128_1_cca2/24 <text:s text:c="23"/></text:p>
          </table:table-cell>
          <table:table-cell office:value-type="float" office:value="36892208" calcext:value-type="float">
            <text:p>368922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_Ia_classic_ntru_hps2048509/21 <text:s text:c="22"/></text:p>
          </table:table-cell>
          <table:table-cell office:value-type="float" office:value="42070768" calcext:value-type="float">
            <text:p>42070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lithium_2_frodokem_640_shake/41 <text:s text:c="26"/></text:p>
          </table:table-cell>
          <table:table-cell office:value-type="float" office:value="46466566" calcext:value-type="float">
            <text:p>464665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_Ia_classic_bike1_l1_fo/25 <text:s text:c="26"/></text:p>
          </table:table-cell>
          <table:table-cell office:value-type="float" office:value="49507861" calcext:value-type="float">
            <text:p>495078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frodokem_640_shake/32 <text:s text:c="27"/></text:p>
          </table:table-cell>
          <table:table-cell office:value-type="float" office:value="61044373" calcext:value-type="float">
            <text:p>610443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saber_lightsaber/0 <text:s text:c="30"/></text:p>
          </table:table-cell>
          <table:table-cell office:value-type="float" office:value="72843846" calcext:value-type="float">
            <text:p>7284384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kyber_512/4 <text:s text:c="37"/></text:p>
          </table:table-cell>
          <table:table-cell office:value-type="float" office:value="73200890" calcext:value-type="float">
            <text:p>732008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_Ia_classic_frodokem_640_shake/23 <text:s text:c="19"/></text:p>
          </table:table-cell>
          <table:table-cell office:value-type="float" office:value="73490112" calcext:value-type="float">
            <text:p>73490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hqc_128_1_cca2/6 <text:s text:c="32"/></text:p>
          </table:table-cell>
          <table:table-cell office:value-type="float" office:value="80149169" calcext:value-type="float">
            <text:p>801491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ntru_hps2048509/3 <text:s text:c="31"/></text:p>
          </table:table-cell>
          <table:table-cell office:value-type="float" office:value="84685021" calcext:value-type="float">
            <text:p>84685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bike1_l1_fo/7 <text:s text:c="35"/></text:p>
          </table:table-cell>
          <table:table-cell office:value-type="float" office:value="92328904" calcext:value-type="float">
            <text:p>923289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frodokem_640_shake/5 <text:s text:c="28"/></text:p>
          </table:table-cell>
          <table:table-cell office:value-type="float" office:value="116748771" calcext:value-type="float">
            <text:p>1167487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thium_2_sike_p434/38 <text:s text:c="35"/></text:p>
          </table:table-cell>
          <table:table-cell office:value-type="float" office:value="243414549" calcext:value-type="float">
            <text:p>2434145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sike_p434/29 <text:s text:c="36"/></text:p>
          </table:table-cell>
          <table:table-cell office:value-type="float" office:value="257685648" calcext:value-type="float">
            <text:p>257685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hincs_shake256_128f_simple_saber_lightsaber/9 <text:s text:c="12"/></text:p>
          </table:table-cell>
          <table:table-cell office:value-type="float" office:value="269464814" calcext:value-type="float">
            <text:p>2694648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kyber_512/13 <text:s text:c="18"/></text:p>
          </table:table-cell>
          <table:table-cell office:value-type="float" office:value="269721610" calcext:value-type="float">
            <text:p>2697216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_Ia_classic_sike_p434/20 <text:s text:c="28"/></text:p>
          </table:table-cell>
          <table:table-cell office:value-type="float" office:value="270998864" calcext:value-type="float">
            <text:p>2709988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hqc_128_1_cca2/15 <text:s text:c="13"/></text:p>
          </table:table-cell>
          <table:table-cell office:value-type="float" office:value="280436752" calcext:value-type="float">
            <text:p>2804367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ntru_hps2048509/12 <text:s text:c="12"/></text:p>
          </table:table-cell>
          <table:table-cell office:value-type="float" office:value="281198617" calcext:value-type="float">
            <text:p>2811986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bike1_l1_fo/16 <text:s text:c="16"/></text:p>
          </table:table-cell>
          <table:table-cell office:value-type="float" office:value="289028424" calcext:value-type="float">
            <text:p>2890284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sike_p434/2 <text:s text:c="37"/></text:p>
          </table:table-cell>
          <table:table-cell office:value-type="float" office:value="313432376" calcext:value-type="float">
            <text:p>313432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frodokem_640_shake/14 <text:s text:c="9"/></text:p>
          </table:table-cell>
          <table:table-cell office:value-type="float" office:value="313994145" calcext:value-type="float">
            <text:p>313994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thium_2_sike_p434_compressed/44 <text:s text:c="24"/></text:p>
          </table:table-cell>
          <table:table-cell office:value-type="float" office:value="331562117" calcext:value-type="float">
            <text:p>331562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sike_p434_compressed/35 <text:s text:c="25"/></text:p>
          </table:table-cell>
          <table:table-cell office:value-type="float" office:value="345697985" calcext:value-type="float">
            <text:p>3456979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bow_Ia_classic_sike_p434_compressed/26 <text:s text:c="17"/></text:p>
          </table:table-cell>
          <table:table-cell office:value-type="float" office:value="359562704" calcext:value-type="float">
            <text:p>3595627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ithium_2_classic_mceliece_348864f/37 <text:s text:c="20"/></text:p>
          </table:table-cell>
          <table:table-cell office:value-type="float" office:value="395791324" calcext:value-type="float">
            <text:p>395791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picnic3_L1_sike_p434_compressed/8 <text:s text:c="26"/></text:p>
          </table:table-cell>
          <table:table-cell office:value-type="float" office:value="401181122" calcext:value-type="float">
            <text:p>4011811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classic_mceliece_348864f/28 <text:s text:c="21"/></text:p>
          </table:table-cell>
          <table:table-cell office:value-type="float" office:value="415282545" calcext:value-type="float">
            <text:p>415282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rainbow_Ia_classic_classic_mceliece_348864f/19 <text:s text:c="13"/></text:p>
          </table:table-cell>
          <table:table-cell office:value-type="float" office:value="415677925" calcext:value-type="float">
            <text:p>4156779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nic3_L1_classic_mceliece_348864f/1 <text:s text:c="22"/></text:p>
          </table:table-cell>
          <table:table-cell office:value-type="float" office:value="468476282" calcext:value-type="float">
            <text:p>4684762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sike_p434/11 <text:s text:c="18"/></text:p>
          </table:table-cell>
          <table:table-cell office:value-type="float" office:value="510096151" calcext:value-type="float">
            <text:p>5100961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sike_p434_compressed/17 <text:s text:c="7"/></text:p>
          </table:table-cell>
          <table:table-cell office:value-type="float" office:value="597633208" calcext:value-type="float">
            <text:p>5976332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classic_mceliece_348864f/10 <text:s text:c="3"/></text:p>
          </table:table-cell>
          <table:table-cell office:value-type="float" office:value="679436627" calcext:value-type="float">
            <text:p>6794366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saber_saber/46 <text:s text:c="33"/></text:p>
          </table:table-cell>
          <table:table-cell office:value-type="float" office:value="4204171" calcext:value-type="float">
            <text:p>4204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dilithium_4_kyber_768/47 <text:s text:c="35"/></text:p>
          </table:table-cell>
          <table:table-cell office:value-type="float" office:value="4582192" calcext:value-type="float">
            <text:p>4582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dilithium_4_hqc_192_1_cca2/49 <text:s text:c="30"/></text:p>
          </table:table-cell>
          <table:table-cell office:value-type="float" office:value="17202736" calcext:value-type="float">
            <text:p>172027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ntru_hps2048677/48 <text:s text:c="29"/></text:p>
          </table:table-cell>
          <table:table-cell office:value-type="float" office:value="24513381" calcext:value-type="float">
            <text:p>245133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dilithium_4_ntru_hrss701/51 <text:s text:c="32"/></text:p>
          </table:table-cell>
          <table:table-cell office:value-type="float" office:value="25782286" calcext:value-type="float">
            <text:p>25782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dilithium_4_bike1_l3_fo/53 <text:s text:c="33"/></text:p>
          </table:table-cell>
          <table:table-cell office:value-type="float" office:value="76018661" calcext:value-type="float">
            <text:p>7601866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frodokem_976_shake/52 <text:s text:c="26"/></text:p>
          </table:table-cell>
          <table:table-cell office:value-type="float" office:value="97058272" calcext:value-type="float">
            <text:p>9705827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saber_saber/66 <text:s text:c="34"/></text:p>
          </table:table-cell>
          <table:table-cell office:value-type="float" office:value="155867766" calcext:value-type="float">
            <text:p>1558677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kyber_768/67 <text:s text:c="36"/></text:p>
          </table:table-cell>
          <table:table-cell office:value-type="float" office:value="156506967" calcext:value-type="float">
            <text:p>1565069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hqc_192_1_cca2/69 <text:s text:c="31"/></text:p>
          </table:table-cell>
          <table:table-cell office:value-type="float" office:value="169105218" calcext:value-type="float">
            <text:p>1691052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saber_saber/76 <text:s text:c="24"/></text:p>
          </table:table-cell>
          <table:table-cell office:value-type="float" office:value="169657492" calcext:value-type="float">
            <text:p>1696574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IIc_classic_kyber_768/77 <text:s text:c="26"/></text:p>
          </table:table-cell>
          <table:table-cell office:value-type="float" office:value="169985212" calcext:value-type="float">
            <text:p>169985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3_ntru_hps2048677/68 <text:s text:c="30"/></text:p>
          </table:table-cell>
          <table:table-cell office:value-type="float" office:value="175954885" calcext:value-type="float">
            <text:p>17595488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ntru_hrss701/71 <text:s text:c="33"/></text:p>
          </table:table-cell>
          <table:table-cell office:value-type="float" office:value="177339474" calcext:value-type="float">
            <text:p>17733947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hqc_192_1_cca2/79 <text:s text:c="21"/></text:p>
          </table:table-cell>
          <table:table-cell office:value-type="float" office:value="182281208" calcext:value-type="float">
            <text:p>18228120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ntru_hps2048677/78 <text:s text:c="20"/></text:p>
          </table:table-cell>
          <table:table-cell office:value-type="float" office:value="189878398" calcext:value-type="float">
            <text:p>189878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IIc_classic_ntru_hrss701/81 <text:s text:c="23"/></text:p>
          </table:table-cell>
          <table:table-cell office:value-type="float" office:value="191237238" calcext:value-type="float">
            <text:p>191237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3_bike1_l3_fo/73 <text:s text:c="34"/></text:p>
          </table:table-cell>
          <table:table-cell office:value-type="float" office:value="227729326" calcext:value-type="float">
            <text:p>2277293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bike1_l3_fo/83 <text:s text:c="24"/></text:p>
          </table:table-cell>
          <table:table-cell office:value-type="float" office:value="241035446" calcext:value-type="float">
            <text:p>2410354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frodokem_976_shake/72 <text:s text:c="27"/></text:p>
          </table:table-cell>
          <table:table-cell office:value-type="float" office:value="249250903" calcext:value-type="float">
            <text:p>24925090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frodokem_976_shake/82 <text:s text:c="17"/></text:p>
          </table:table-cell>
          <table:table-cell office:value-type="float" office:value="261708938" calcext:value-type="float">
            <text:p>2617089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saber_saber/56 <text:s text:c="16"/></text:p>
          </table:table-cell>
          <table:table-cell office:value-type="float" office:value="337003480" calcext:value-type="float">
            <text:p>3370034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kyber_768/57 <text:s text:c="18"/></text:p>
          </table:table-cell>
          <table:table-cell office:value-type="float" office:value="337783175" calcext:value-type="float">
            <text:p>33778317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sphincs_shake256_192f_simple_hqc_192_1_cca2/59 <text:s text:c="13"/></text:p>
          </table:table-cell>
          <table:table-cell office:value-type="float" office:value="351783823" calcext:value-type="float">
            <text:p>3517838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ntru_hps2048677/58 <text:s text:c="12"/></text:p>
          </table:table-cell>
          <table:table-cell office:value-type="float" office:value="357289867" calcext:value-type="float">
            <text:p>35728986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ntru_hrss701/61 <text:s text:c="15"/></text:p>
          </table:table-cell>
          <table:table-cell office:value-type="float" office:value="358766289" calcext:value-type="float">
            <text:p>35876628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bike1_l3_fo/63 <text:s text:c="16"/></text:p>
          </table:table-cell>
          <table:table-cell office:value-type="float" office:value="409885055" calcext:value-type="float">
            <text:p>4098850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frodokem_976_shake/62 <text:s text:c="9"/></text:p>
          </table:table-cell>
          <table:table-cell office:value-type="float" office:value="431338470" calcext:value-type="float">
            <text:p>4313384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sike_p610/54 <text:s text:c="35"/></text:p>
          </table:table-cell>
          <table:table-cell office:value-type="float" office:value="790625496" calcext:value-type="float">
            <text:p>790625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picnic3_L3_sike_p610/74 <text:s text:c="36"/></text:p>
          </table:table-cell>
          <table:table-cell office:value-type="float" office:value="942548839" calcext:value-type="float">
            <text:p>9425488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sike_p610/84 <text:s text:c="26"/></text:p>
          </table:table-cell>
          <table:table-cell office:value-type="float" office:value="956143013" calcext:value-type="float">
            <text:p>9561430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sike_p610_compressed/50 <text:s text:c="24"/></text:p>
          </table:table-cell>
          <table:table-cell office:value-type="float" office:value="1022293452" calcext:value-type="float">
            <text:p>10222934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sike_p610/64 <text:s text:c="18"/></text:p>
          </table:table-cell>
          <table:table-cell office:value-type="float" office:value="1123582677" calcext:value-type="float">
            <text:p>112358267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classic_mceliece_460896f/45 <text:s text:c="20"/></text:p>
          </table:table-cell>
          <table:table-cell office:value-type="float" office:value="1161454517" calcext:value-type="float">
            <text:p>11614545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3_sike_p610_compressed/70 <text:s text:c="25"/></text:p>
          </table:table-cell>
          <table:table-cell office:value-type="float" office:value="1176697678" calcext:value-type="float">
            <text:p>11766976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sike_p610_compressed/80 <text:s text:c="15"/></text:p>
          </table:table-cell>
          <table:table-cell office:value-type="float" office:value="1188738700" calcext:value-type="float">
            <text:p>11887387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classic_mceliece_460896f/75 <text:s text:c="11"/></text:p>
          </table:table-cell>
          <table:table-cell office:value-type="float" office:value="1300652002" calcext:value-type="float">
            <text:p>13006520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3_classic_mceliece_460896f/65 <text:s text:c="21"/></text:p>
          </table:table-cell>
          <table:table-cell office:value-type="float" office:value="1322221640" calcext:value-type="float">
            <text:p>1322221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sike_p610_compressed/60 <text:s text:c="7"/></text:p>
          </table:table-cell>
          <table:table-cell office:value-type="float" office:value="1356543141" calcext:value-type="float">
            <text:p>13565431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classic_mceliece_460896f/55 <text:s text:c="3"/></text:p>
          </table:table-cell>
          <table:table-cell office:value-type="float" office:value="1525669522" calcext:value-type="float">
            <text:p>152566952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saber_firesaber/119 <text:s text:c="28"/></text:p>
          </table:table-cell>
          <table:table-cell office:value-type="float" office:value="37423092" calcext:value-type="float">
            <text:p>374230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alcon_1024_kyber_1024/123 <text:s text:c="33"/></text:p>
          </table:table-cell>
          <table:table-cell office:value-type="float" office:value="37875710" calcext:value-type="float">
            <text:p>378757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alcon_1024_hqc_256_1_cca2/125 <text:s text:c="29"/></text:p>
          </table:table-cell>
          <table:table-cell office:value-type="float" office:value="58645795" calcext:value-type="float">
            <text:p>5864579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hqc_256_3_cca2/127 <text:s text:c="29"/></text:p>
          </table:table-cell>
          <table:table-cell office:value-type="float" office:value="61276614" calcext:value-type="float">
            <text:p>612766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ntru_hps4096821/124 <text:s text:c="28"/></text:p>
          </table:table-cell>
          <table:table-cell office:value-type="float" office:value="66853656" calcext:value-type="float">
            <text:p>668536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falcon_1024_frodokem_1344_shake/120 <text:s text:c="24"/></text:p>
          </table:table-cell>
          <table:table-cell office:value-type="float" office:value="202496024" calcext:value-type="float">
            <text:p>2024960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saber_firesaber/86 <text:s text:c="30"/></text:p>
          </table:table-cell>
          <table:table-cell office:value-type="float" office:value="254869299" calcext:value-type="float">
            <text:p>2548692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kyber_1024/90 <text:s text:c="35"/></text:p>
          </table:table-cell>
          <table:table-cell office:value-type="float" office:value="255124942" calcext:value-type="float">
            <text:p>25512494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hqc_256_1_cca2/92 <text:s text:c="31"/></text:p>
          </table:table-cell>
          <table:table-cell office:value-type="float" office:value="276114594" calcext:value-type="float">
            <text:p>2761145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hqc_256_3_cca2/94 <text:s text:c="31"/></text:p>
          </table:table-cell>
          <table:table-cell office:value-type="float" office:value="278832557" calcext:value-type="float">
            <text:p>27883255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ntru_hps4096821/91 <text:s text:c="30"/></text:p>
          </table:table-cell>
          <table:table-cell office:value-type="float" office:value="284498271" calcext:value-type="float">
            <text:p>28449827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sike_p751/121 <text:s text:c="34"/></text:p>
          </table:table-cell>
          <table:table-cell office:value-type="float" office:value="356918904" calcext:value-type="float">
            <text:p>35691890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rainbow_Vc_classic_kyber_1024/101 <text:s text:c="26"/></text:p>
          </table:table-cell>
          <table:table-cell office:value-type="float" office:value="407427547" calcext:value-type="float">
            <text:p>4074275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Vc_classic_saber_firesaber/97 <text:s text:c="22"/></text:p>
          </table:table-cell>
          <table:table-cell office:value-type="float" office:value="408852915" calcext:value-type="float">
            <text:p>4088529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5_frodokem_1344_shake/87 <text:s text:c="26"/></text:p>
          </table:table-cell>
          <table:table-cell office:value-type="float" office:value="420112282" calcext:value-type="float">
            <text:p>42011228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hqc_256_1_cca2/103 <text:s text:c="22"/></text:p>
          </table:table-cell>
          <table:table-cell office:value-type="float" office:value="425762717" calcext:value-type="float">
            <text:p>4257627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hqc_256_3_cca2/105 <text:s text:c="22"/></text:p>
          </table:table-cell>
          <table:table-cell office:value-type="float" office:value="430642658" calcext:value-type="float">
            <text:p>43064265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ntru_hps4096821/102 <text:s text:c="21"/></text:p>
          </table:table-cell>
          <table:table-cell office:value-type="float" office:value="434801236" calcext:value-type="float">
            <text:p>434801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falcon_1024_sike_p751_compressed/118 <text:s text:c="23"/></text:p>
          </table:table-cell>
          <table:table-cell office:value-type="float" office:value="472510612" calcext:value-type="float">
            <text:p>4725106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frodokem_1344_shake/98 <text:s text:c="18"/></text:p>
          </table:table-cell>
          <table:table-cell office:value-type="float" office:value="572026296" calcext:value-type="float">
            <text:p>5720262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sike_p751/88 <text:s text:c="36"/></text:p>
          </table:table-cell>
          <table:table-cell office:value-type="float" office:value="574264609" calcext:value-type="float">
            <text:p>57426460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sike_p751_compressed/85 <text:s text:c="25"/></text:p>
          </table:table-cell>
          <table:table-cell office:value-type="float" office:value="691018167" calcext:value-type="float">
            <text:p>69101816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saber_firesaber/108 <text:s text:c="11"/></text:p>
          </table:table-cell>
          <table:table-cell office:value-type="float" office:value="721983303" calcext:value-type="float">
            <text:p>7219833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kyber_1024/112 <text:s text:c="16"/></text:p>
          </table:table-cell>
          <table:table-cell office:value-type="float" office:value="724246453" calcext:value-type="float">
            <text:p>72424645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sike_p751/99 <text:s text:c="28"/></text:p>
          </table:table-cell>
          <table:table-cell office:value-type="float" office:value="728516083" calcext:value-type="float">
            <text:p>72851608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hqc_256_1_cca2/114 <text:s text:c="12"/></text:p>
          </table:table-cell>
          <table:table-cell office:value-type="float" office:value="744201769" calcext:value-type="float">
            <text:p>74420176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hqc_256_3_cca2/116 <text:s text:c="12"/></text:p>
          </table:table-cell>
          <table:table-cell office:value-type="float" office:value="747199395" calcext:value-type="float">
            <text:p>74719939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ntru_hps4096821/113 <text:s text:c="11"/></text:p>
          </table:table-cell>
          <table:table-cell office:value-type="float" office:value="753027747" calcext:value-type="float">
            <text:p>75302774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sike_p751_compressed/96 <text:s text:c="17"/></text:p>
          </table:table-cell>
          <table:table-cell office:value-type="float" office:value="839896586" calcext:value-type="float">
            <text:p>83989658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frodokem_1344_shake/109 <text:s text:c="7"/></text:p>
          </table:table-cell>
          <table:table-cell office:value-type="float" office:value="889221915" calcext:value-type="float">
            <text:p>8892219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sike_p751/110 <text:s text:c="17"/></text:p>
          </table:table-cell>
          <table:table-cell office:value-type="float" office:value="1041010995" calcext:value-type="float">
            <text:p>104101099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sphincs_shake256_256f_simple_sike_p751_compressed/107 <text:s text:c="6"/></text:p>
          </table:table-cell>
          <table:table-cell office:value-type="float" office:value="1179093452" calcext:value-type="float">
            <text:p>11790934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classic_mceliece_6960119f/122 <text:s text:c="18"/></text:p>
          </table:table-cell>
          <table:table-cell office:value-type="float" office:value="1644913917" calcext:value-type="float">
            <text:p>16449139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falcon_1024_classic_mceliece_6688128f/126 <text:s text:c="18"/></text:p>
          </table:table-cell>
          <table:table-cell office:value-type="float" office:value="1733580788" calcext:value-type="float">
            <text:p>17335807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falcon_1024_classic_mceliece_8192128f/128 <text:s text:c="18"/></text:p>
          </table:table-cell>
          <table:table-cell office:value-type="float" office:value="1855603965" calcext:value-type="float">
            <text:p>18556039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5_classic_mceliece_6960119f/89 <text:s text:c="20"/></text:p>
          </table:table-cell>
          <table:table-cell office:value-type="float" office:value="1874559839" calcext:value-type="float">
            <text:p>187455983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classic_mceliece_6960119f/100 <text:s text:c="11"/></text:p>
          </table:table-cell>
          <table:table-cell office:value-type="float" office:value="1951957956" calcext:value-type="float">
            <text:p>19519579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5_classic_mceliece_6688128f/93 <text:s text:c="20"/></text:p>
          </table:table-cell>
          <table:table-cell office:value-type="float" office:value="1964074151" calcext:value-type="float">
            <text:p>196407415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classic_mceliece_6688128f/104 <text:s text:c="11"/></text:p>
          </table:table-cell>
          <table:table-cell office:value-type="float" office:value="2039112055" calcext:value-type="float">
            <text:p>20391120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5_classic_mceliece_8192128f/95 <text:s text:c="20"/></text:p>
          </table:table-cell>
          <table:table-cell office:value-type="float" office:value="2089912759" calcext:value-type="float">
            <text:p>208991275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classic_mceliece_8192128f/106 <text:s text:c="11"/></text:p>
          </table:table-cell>
          <table:table-cell office:value-type="float" office:value="2140754594" calcext:value-type="float">
            <text:p>21407545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sphincs_shake256_256f_simple_classic_mceliece_6960119f/111 <text:s/></text:p>
          </table:table-cell>
          <table:table-cell office:value-type="float" office:value="2381241294" calcext:value-type="float">
            <text:p>23812412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classic_mceliece_6688128f/115 <text:s/></text:p>
          </table:table-cell>
          <table:table-cell office:value-type="float" office:value="2494467036" calcext:value-type="float">
            <text:p>249446703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classic_mceliece_8192128f/117 <text:s/></text:p>
          </table:table-cell>
          <table:table-cell office:value-type="float" office:value="2630237423" calcext:value-type="float">
            <text:p>263023742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mmunication cost" table:style-name="ta1">
        <table:table-column table:style-name="co5" table:default-cell-style-name="Default"/>
        <table:table-column table:style-name="co3" table:number-columns-repeated="6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lpk</text:p>
          </table:table-cell>
          <table:table-cell office:value-type="string" calcext:value-type="string">
            <text:p>ek_t</text:p>
          </table:table-cell>
          <table:table-cell office:value-type="string" calcext:value-type="string">
            <text:p>C, C_T, 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IST</text:p>
          </table:table-cell>
          <table:table-cell office:value-type="string" calcext:value-type="string">
            <text:p>Finalist</text:p>
          </table:table-cell>
          <table:table-cell office:value-type="string" calcext:value-type="string">
            <text:p>In the paper</text:p>
          </table:table-cell>
        </table:table-row>
        <table:table-row table:style-name="ro1" table:visibility="filter">
          <table:table-cell office:value-type="string" calcext:value-type="string">
            <text:p>falcon_512_sike_p434_compressed/35 <text:s text:c="32"/></text:p>
          </table:table-cell>
          <table:table-cell office:value-type="float" office:value="1094" calcext:value-type="float">
            <text:p>1094</text:p>
          </table:table-cell>
          <table:table-cell office:value-type="float" office:value="197" calcext:value-type="float">
            <text:p>197</text:p>
          </table:table-cell>
          <table:table-cell office:value-type="float" office:value="1162" calcext:value-type="float">
            <text:p>1162</text:p>
          </table:table-cell>
          <table:table-cell table:formula="of:=[.B2]+[.B2]+[.C2]+[.D2]" office:value-type="float" office:value="3547" calcext:value-type="float">
            <text:p>35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512_sike_p434/29 <text:s text:c="43"/></text:p>
          </table:table-cell>
          <table:table-cell office:value-type="float" office:value="1227" calcext:value-type="float">
            <text:p>1227</text:p>
          </table:table-cell>
          <table:table-cell office:value-type="float" office:value="330" calcext:value-type="float">
            <text:p>330</text:p>
          </table:table-cell>
          <table:table-cell office:value-type="float" office:value="1382" calcext:value-type="float">
            <text:p>1382</text:p>
          </table:table-cell>
          <table:table-cell table:formula="of:=[.B3]+[.B3]+[.C3]+[.D3]" office:value-type="float" office:value="4166" calcext:value-type="float">
            <text:p>41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2_sike_p434_compressed/44 <text:s text:c="31"/></text:p>
          </table:table-cell>
          <table:table-cell office:value-type="float" office:value="1381" calcext:value-type="float">
            <text:p>1381</text:p>
          </table:table-cell>
          <table:table-cell office:value-type="float" office:value="197" calcext:value-type="float">
            <text:p>197</text:p>
          </table:table-cell>
          <table:table-cell office:value-type="float" office:value="2516" calcext:value-type="float">
            <text:p>2516</text:p>
          </table:table-cell>
          <table:table-cell table:formula="of:=[.B4]+[.B4]+[.C4]+[.D4]" office:value-type="float" office:value="5475" calcext:value-type="float">
            <text:p>547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con_512_ntru_hps2048509/30 <text:s text:c="37"/></text:p>
          </table:table-cell>
          <table:table-cell office:value-type="float" office:value="1596" calcext:value-type="float">
            <text:p>1596</text:p>
          </table:table-cell>
          <table:table-cell office:value-type="float" office:value="699" calcext:value-type="float">
            <text:p>699</text:p>
          </table:table-cell>
          <table:table-cell office:value-type="float" office:value="2088" calcext:value-type="float">
            <text:p>2088</text:p>
          </table:table-cell>
          <table:table-cell table:formula="of:=[.B5]+[.B5]+[.C5]+[.D5]" office:value-type="float" office:value="5979" calcext:value-type="float">
            <text:p>5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alcon_512_saber_lightsaber/27 <text:s text:c="36"/></text:p>
          </table:table-cell>
          <table:table-cell office:value-type="float" office:value="1569" calcext:value-type="float">
            <text:p>1569</text:p>
          </table:table-cell>
          <table:table-cell office:value-type="float" office:value="672" calcext:value-type="float">
            <text:p>672</text:p>
          </table:table-cell>
          <table:table-cell office:value-type="float" office:value="2162" calcext:value-type="float">
            <text:p>2162</text:p>
          </table:table-cell>
          <table:table-cell table:formula="of:=[.B6]+[.B6]+[.C6]+[.D6]" office:value-type="float" office:value="5972" calcext:value-type="float">
            <text:p>59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dilithium_2_sike_p434/38 <text:s text:c="42"/></text:p>
          </table:table-cell>
          <table:table-cell office:value-type="float" office:value="1514" calcext:value-type="float">
            <text:p>1514</text:p>
          </table:table-cell>
          <table:table-cell office:value-type="float" office:value="330" calcext:value-type="float">
            <text:p>330</text:p>
          </table:table-cell>
          <table:table-cell office:value-type="float" office:value="2736" calcext:value-type="float">
            <text:p>2736</text:p>
          </table:table-cell>
          <table:table-cell table:formula="of:=[.B7]+[.B7]+[.C7]+[.D7]" office:value-type="float" office:value="6094" calcext:value-type="float">
            <text:p>6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sike_p751_compressed/118 <text:s text:c="30"/></text:p>
          </table:table-cell>
          <table:table-cell office:value-type="float" office:value="2128" calcext:value-type="float">
            <text:p>2128</text:p>
          </table:table-cell>
          <table:table-cell office:value-type="float" office:value="335" calcext:value-type="float">
            <text:p>335</text:p>
          </table:table-cell>
          <table:table-cell office:value-type="float" office:value="2150" calcext:value-type="float">
            <text:p>2150</text:p>
          </table:table-cell>
          <table:table-cell table:formula="of:=[.B8]+[.B8]+[.C8]+[.D8]" office:value-type="float" office:value="6741" calcext:value-type="float">
            <text:p>674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512_kyber_512/31 <text:s text:c="43"/></text:p>
          </table:table-cell>
          <table:table-cell office:value-type="float" office:value="1697" calcext:value-type="float">
            <text:p>1697</text:p>
          </table:table-cell>
          <table:table-cell office:value-type="float" office:value="800" calcext:value-type="float">
            <text:p>800</text:p>
          </table:table-cell>
          <table:table-cell office:value-type="float" office:value="2162" calcext:value-type="float">
            <text:p>2162</text:p>
          </table:table-cell>
          <table:table-cell table:formula="of:=[.B9]+[.B9]+[.C9]+[.D9]" office:value-type="float" office:value="6356" calcext:value-type="float">
            <text:p>6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falcon_1024_sike_p751/121 <text:s text:c="41"/></text:p>
          </table:table-cell>
          <table:table-cell office:value-type="float" office:value="2357" calcext:value-type="float">
            <text:p>2357</text:p>
          </table:table-cell>
          <table:table-cell office:value-type="float" office:value="564" calcext:value-type="float">
            <text:p>564</text:p>
          </table:table-cell>
          <table:table-cell office:value-type="float" office:value="2522" calcext:value-type="float">
            <text:p>2522</text:p>
          </table:table-cell>
          <table:table-cell table:formula="of:=[.B10]+[.B10]+[.C10]+[.D10]" office:value-type="float" office:value="7800" calcext:value-type="float">
            <text:p>78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dilithium_2_ntru_hps2048509/39 <text:s text:c="36"/></text:p>
          </table:table-cell>
          <table:table-cell office:value-type="float" office:value="1883" calcext:value-type="float">
            <text:p>1883</text:p>
          </table:table-cell>
          <table:table-cell office:value-type="float" office:value="699" calcext:value-type="float">
            <text:p>699</text:p>
          </table:table-cell>
          <table:table-cell office:value-type="float" office:value="3442" calcext:value-type="float">
            <text:p>3442</text:p>
          </table:table-cell>
          <table:table-cell table:formula="of:=[.B11]+[.B11]+[.C11]+[.D11]" office:value-type="float" office:value="7907" calcext:value-type="float">
            <text:p>7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dilithium_2_saber_lightsaber/36 <text:s text:c="35"/></text:p>
          </table:table-cell>
          <table:table-cell office:value-type="float" office:value="1856" calcext:value-type="float">
            <text:p>1856</text:p>
          </table:table-cell>
          <table:table-cell office:value-type="float" office:value="672" calcext:value-type="float">
            <text:p>672</text:p>
          </table:table-cell>
          <table:table-cell office:value-type="float" office:value="3516" calcext:value-type="float">
            <text:p>3516</text:p>
          </table:table-cell>
          <table:table-cell table:formula="of:=[.B12]+[.B12]+[.C12]+[.D12]" office:value-type="float" office:value="7900" calcext:value-type="float">
            <text:p>7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ilithium_2_kyber_512/40 <text:s text:c="42"/></text:p>
          </table:table-cell>
          <table:table-cell office:value-type="float" office:value="1984" calcext:value-type="float">
            <text:p>1984</text:p>
          </table:table-cell>
          <table:table-cell office:value-type="float" office:value="800" calcext:value-type="float">
            <text:p>800</text:p>
          </table:table-cell>
          <table:table-cell office:value-type="float" office:value="3516" calcext:value-type="float">
            <text:p>3516</text:p>
          </table:table-cell>
          <table:table-cell table:formula="of:=[.B13]+[.B13]+[.C13]+[.D13]" office:value-type="float" office:value="8284" calcext:value-type="float">
            <text:p>8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dilithium_4_sike_p610_compressed/50 <text:s text:c="31"/></text:p>
          </table:table-cell>
          <table:table-cell office:value-type="float" office:value="2034" calcext:value-type="float">
            <text:p>2034</text:p>
          </table:table-cell>
          <table:table-cell office:value-type="float" office:value="274" calcext:value-type="float">
            <text:p>274</text:p>
          </table:table-cell>
          <table:table-cell office:value-type="float" office:value="4038" calcext:value-type="float">
            <text:p>4038</text:p>
          </table:table-cell>
          <table:table-cell table:formula="of:=[.B14]+[.B14]+[.C14]+[.D14]" office:value-type="float" office:value="8380" calcext:value-type="float">
            <text:p>838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sike_p610/54 <text:s text:c="42"/></text:p>
          </table:table-cell>
          <table:table-cell office:value-type="float" office:value="2222" calcext:value-type="float">
            <text:p>2222</text:p>
          </table:table-cell>
          <table:table-cell office:value-type="float" office:value="462" calcext:value-type="float">
            <text:p>462</text:p>
          </table:table-cell>
          <table:table-cell office:value-type="float" office:value="4338" calcext:value-type="float">
            <text:p>4338</text:p>
          </table:table-cell>
          <table:table-cell table:formula="of:=[.B15]+[.B15]+[.C15]+[.D15]" office:value-type="float" office:value="9244" calcext:value-type="float">
            <text:p>92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alcon_1024_ntru_hps4096821/124 <text:s text:c="35"/></text:p>
          </table:table-cell>
          <table:table-cell office:value-type="float" office:value="3023" calcext:value-type="float">
            <text:p>3023</text:p>
          </table:table-cell>
          <table:table-cell office:value-type="float" office:value="1230" calcext:value-type="float">
            <text:p>1230</text:p>
          </table:table-cell>
          <table:table-cell office:value-type="float" office:value="3790" calcext:value-type="float">
            <text:p>3790</text:p>
          </table:table-cell>
          <table:table-cell table:formula="of:=[.B16]+[.B16]+[.C16]+[.D16]" office:value-type="float" office:value="11066" calcext:value-type="float">
            <text:p>110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falcon_1024_saber_firesaber/119 <text:s text:c="35"/></text:p>
          </table:table-cell>
          <table:table-cell office:value-type="float" office:value="3105" calcext:value-type="float">
            <text:p>3105</text:p>
          </table:table-cell>
          <table:table-cell office:value-type="float" office:value="1312" calcext:value-type="float">
            <text:p>1312</text:p>
          </table:table-cell>
          <table:table-cell office:value-type="float" office:value="4274" calcext:value-type="float">
            <text:p>4274</text:p>
          </table:table-cell>
          <table:table-cell table:formula="of:=[.B17]+[.B17]+[.C17]+[.D17]" office:value-type="float" office:value="11796" calcext:value-type="float">
            <text:p>117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dilithium_4_ntru_hps2048677/48 <text:s text:c="36"/></text:p>
          </table:table-cell>
          <table:table-cell office:value-type="float" office:value="2690" calcext:value-type="float">
            <text:p>2690</text:p>
          </table:table-cell>
          <table:table-cell office:value-type="float" office:value="930" calcext:value-type="float">
            <text:p>930</text:p>
          </table:table-cell>
          <table:table-cell office:value-type="float" office:value="5226" calcext:value-type="float">
            <text:p>5226</text:p>
          </table:table-cell>
          <table:table-cell table:formula="of:=[.B18]+[.B18]+[.C18]+[.D18]" office:value-type="float" office:value="11536" calcext:value-type="float">
            <text:p>11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dilithium_4_saber_saber/46 <text:s text:c="40"/></text:p>
          </table:table-cell>
          <table:table-cell office:value-type="float" office:value="2752" calcext:value-type="float">
            <text:p>2752</text:p>
          </table:table-cell>
          <table:table-cell office:value-type="float" office:value="992" calcext:value-type="float">
            <text:p>992</text:p>
          </table:table-cell>
          <table:table-cell office:value-type="float" office:value="5542" calcext:value-type="float">
            <text:p>5542</text:p>
          </table:table-cell>
          <table:table-cell table:formula="of:=[.B19]+[.B19]+[.C19]+[.D19]" office:value-type="float" office:value="12038" calcext:value-type="float">
            <text:p>120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alcon_1024_kyber_1024/123 <text:s text:c="40"/></text:p>
          </table:table-cell>
          <table:table-cell office:value-type="float" office:value="3361" calcext:value-type="float">
            <text:p>3361</text:p>
          </table:table-cell>
          <table:table-cell office:value-type="float" office:value="1568" calcext:value-type="float">
            <text:p>1568</text:p>
          </table:table-cell>
          <table:table-cell office:value-type="float" office:value="4466" calcext:value-type="float">
            <text:p>4466</text:p>
          </table:table-cell>
          <table:table-cell table:formula="of:=[.B20]+[.B20]+[.C20]+[.D20]" office:value-type="float" office:value="12756" calcext:value-type="float">
            <text:p>127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dilithium_4_kyber_768/47 <text:s text:c="42"/></text:p>
          </table:table-cell>
          <table:table-cell office:value-type="float" office:value="2944" calcext:value-type="float">
            <text:p>2944</text:p>
          </table:table-cell>
          <table:table-cell office:value-type="float" office:value="1184" calcext:value-type="float">
            <text:p>1184</text:p>
          </table:table-cell>
          <table:table-cell office:value-type="float" office:value="5542" calcext:value-type="float">
            <text:p>5542</text:p>
          </table:table-cell>
          <table:table-cell table:formula="of:=[.B21]+[.B21]+[.C21]+[.D21]" office:value-type="float" office:value="12614" calcext:value-type="float">
            <text:p>126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dilithium_4_ntru_hrss701/51 <text:s text:c="39"/></text:p>
          </table:table-cell>
          <table:table-cell office:value-type="float" office:value="2898" calcext:value-type="float">
            <text:p>2898</text:p>
          </table:table-cell>
          <table:table-cell office:value-type="float" office:value="1138" calcext:value-type="float">
            <text:p>1138</text:p>
          </table:table-cell>
          <table:table-cell office:value-type="float" office:value="5642" calcext:value-type="float">
            <text:p>5642</text:p>
          </table:table-cell>
          <table:table-cell table:formula="of:=[.B22]+[.B22]+[.C22]+[.D22]" office:value-type="float" office:value="12576" calcext:value-type="float">
            <text:p>125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falcon_512_bike1_l1_fo/34 <text:s text:c="41"/></text:p>
          </table:table-cell>
          <table:table-cell office:value-type="float" office:value="3843" calcext:value-type="float">
            <text:p>3843</text:p>
          </table:table-cell>
          <table:table-cell office:value-type="float" office:value="2946" calcext:value-type="float">
            <text:p>2946</text:p>
          </table:table-cell>
          <table:table-cell office:value-type="float" office:value="6582" calcext:value-type="float">
            <text:p>6582</text:p>
          </table:table-cell>
          <table:table-cell table:formula="of:=[.B23]+[.B23]+[.C23]+[.D23]" office:value-type="float" office:value="17214" calcext:value-type="float">
            <text:p>172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2_bike1_l1_fo/43 <text:s text:c="40"/></text:p>
          </table:table-cell>
          <table:table-cell office:value-type="float" office:value="4130" calcext:value-type="float">
            <text:p>4130</text:p>
          </table:table-cell>
          <table:table-cell office:value-type="float" office:value="2946" calcext:value-type="float">
            <text:p>2946</text:p>
          </table:table-cell>
          <table:table-cell office:value-type="float" office:value="7936" calcext:value-type="float">
            <text:p>7936</text:p>
          </table:table-cell>
          <table:table-cell table:formula="of:=[.B24]+[.B24]+[.C24]+[.D24]" office:value-type="float" office:value="19142" calcext:value-type="float">
            <text:p>191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1_sike_p434_compressed/8 <text:s text:c="33"/></text:p>
          </table:table-cell>
          <table:table-cell office:value-type="float" office:value="232" calcext:value-type="float">
            <text:p>232</text:p>
          </table:table-cell>
          <table:table-cell office:value-type="float" office:value="197" calcext:value-type="float">
            <text:p>197</text:p>
          </table:table-cell>
          <table:table-cell office:value-type="float" office:value="15084" calcext:value-type="float">
            <text:p>15084</text:p>
          </table:table-cell>
          <table:table-cell table:formula="of:=[.B25]+[.B25]+[.C25]+[.D25]" office:value-type="float" office:value="15745" calcext:value-type="float">
            <text:p>157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1_sike_p434/2 <text:s text:c="44"/></text:p>
          </table:table-cell>
          <table:table-cell office:value-type="float" office:value="365" calcext:value-type="float">
            <text:p>365</text:p>
          </table:table-cell>
          <table:table-cell office:value-type="float" office:value="330" calcext:value-type="float">
            <text:p>330</text:p>
          </table:table-cell>
          <table:table-cell office:value-type="float" office:value="15304" calcext:value-type="float">
            <text:p>15304</text:p>
          </table:table-cell>
          <table:table-cell table:formula="of:=[.B26]+[.B26]+[.C26]+[.D26]" office:value-type="float" office:value="16364" calcext:value-type="float">
            <text:p>163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1_ntru_hps2048509/3 <text:s text:c="38"/></text:p>
          </table:table-cell>
          <table:table-cell office:value-type="float" office:value="734" calcext:value-type="float">
            <text:p>734</text:p>
          </table:table-cell>
          <table:table-cell office:value-type="float" office:value="699" calcext:value-type="float">
            <text:p>699</text:p>
          </table:table-cell>
          <table:table-cell office:value-type="float" office:value="16010" calcext:value-type="float">
            <text:p>16010</text:p>
          </table:table-cell>
          <table:table-cell table:formula="of:=[.B27]+[.B27]+[.C27]+[.D27]" office:value-type="float" office:value="18177" calcext:value-type="float">
            <text:p>181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1_saber_lightsaber/0 <text:s text:c="37"/></text:p>
          </table:table-cell>
          <table:table-cell office:value-type="float" office:value="707" calcext:value-type="float">
            <text:p>707</text:p>
          </table:table-cell>
          <table:table-cell office:value-type="float" office:value="672" calcext:value-type="float">
            <text:p>672</text:p>
          </table:table-cell>
          <table:table-cell office:value-type="float" office:value="16084" calcext:value-type="float">
            <text:p>16084</text:p>
          </table:table-cell>
          <table:table-cell table:formula="of:=[.B28]+[.B28]+[.C28]+[.D28]" office:value-type="float" office:value="18170" calcext:value-type="float">
            <text:p>181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1_kyber_512/4 <text:s text:c="44"/></text:p>
          </table:table-cell>
          <table:table-cell office:value-type="float" office:value="835" calcext:value-type="float">
            <text:p>835</text:p>
          </table:table-cell>
          <table:table-cell office:value-type="float" office:value="800" calcext:value-type="float">
            <text:p>800</text:p>
          </table:table-cell>
          <table:table-cell office:value-type="float" office:value="16084" calcext:value-type="float">
            <text:p>16084</text:p>
          </table:table-cell>
          <table:table-cell table:formula="of:=[.B29]+[.B29]+[.C29]+[.D29]" office:value-type="float" office:value="18554" calcext:value-type="float">
            <text:p>185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28f_simple_sike_p434_compressed/17 <text:s text:c="14"/></text:p>
          </table:table-cell>
          <table:table-cell office:value-type="float" office:value="229" calcext:value-type="float">
            <text:p>229</text:p>
          </table:table-cell>
          <table:table-cell office:value-type="float" office:value="197" calcext:value-type="float">
            <text:p>197</text:p>
          </table:table-cell>
          <table:table-cell office:value-type="float" office:value="17448" calcext:value-type="float">
            <text:p>17448</text:p>
          </table:table-cell>
          <table:table-cell table:formula="of:=[.B30]+[.B30]+[.C30]+[.D30]" office:value-type="float" office:value="18103" calcext:value-type="float">
            <text:p>181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28f_simple_sike_p434/11 <text:s text:c="25"/></text:p>
          </table:table-cell>
          <table:table-cell office:value-type="float" office:value="362" calcext:value-type="float">
            <text:p>362</text:p>
          </table:table-cell>
          <table:table-cell office:value-type="float" office:value="330" calcext:value-type="float">
            <text:p>330</text:p>
          </table:table-cell>
          <table:table-cell office:value-type="float" office:value="17668" calcext:value-type="float">
            <text:p>17668</text:p>
          </table:table-cell>
          <table:table-cell table:formula="of:=[.B31]+[.B31]+[.C31]+[.D31]" office:value-type="float" office:value="18722" calcext:value-type="float">
            <text:p>187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28f_simple_ntru_hps2048509/12 <text:s text:c="19"/></text:p>
          </table:table-cell>
          <table:table-cell office:value-type="float" office:value="731" calcext:value-type="float">
            <text:p>731</text:p>
          </table:table-cell>
          <table:table-cell office:value-type="float" office:value="699" calcext:value-type="float">
            <text:p>699</text:p>
          </table:table-cell>
          <table:table-cell office:value-type="float" office:value="18374" calcext:value-type="float">
            <text:p>18374</text:p>
          </table:table-cell>
          <table:table-cell table:formula="of:=[.B32]+[.B32]+[.C32]+[.D32]" office:value-type="float" office:value="20535" calcext:value-type="float">
            <text:p>205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incs_shake256_128f_simple_saber_lightsaber/9 <text:s text:c="19"/></text:p>
          </table:table-cell>
          <table:table-cell office:value-type="float" office:value="704" calcext:value-type="float">
            <text:p>704</text:p>
          </table:table-cell>
          <table:table-cell office:value-type="float" office:value="672" calcext:value-type="float">
            <text:p>672</text:p>
          </table:table-cell>
          <table:table-cell office:value-type="float" office:value="18448" calcext:value-type="float">
            <text:p>18448</text:p>
          </table:table-cell>
          <table:table-cell table:formula="of:=[.B33]+[.B33]+[.C33]+[.D33]" office:value-type="float" office:value="20528" calcext:value-type="float">
            <text:p>20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sphincs_shake256_128f_simple_kyber_512/13 <text:s text:c="25"/></text:p>
          </table:table-cell>
          <table:table-cell office:value-type="float" office:value="832" calcext:value-type="float">
            <text:p>832</text:p>
          </table:table-cell>
          <table:table-cell office:value-type="float" office:value="800" calcext:value-type="float">
            <text:p>800</text:p>
          </table:table-cell>
          <table:table-cell office:value-type="float" office:value="18448" calcext:value-type="float">
            <text:p>18448</text:p>
          </table:table-cell>
          <table:table-cell table:formula="of:=[.B34]+[.B34]+[.C34]+[.D34]" office:value-type="float" office:value="20912" calcext:value-type="float">
            <text:p>209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512_hqc_128_1_cca2/33 <text:s text:c="38"/></text:p>
          </table:table-cell>
          <table:table-cell office:value-type="float" office:value="4022" calcext:value-type="float">
            <text:p>4022</text:p>
          </table:table-cell>
          <table:table-cell office:value-type="float" office:value="3125" calcext:value-type="float">
            <text:p>3125</text:p>
          </table:table-cell>
          <table:table-cell office:value-type="float" office:value="13158" calcext:value-type="float">
            <text:p>13158</text:p>
          </table:table-cell>
          <table:table-cell table:formula="of:=[.B35]+[.B35]+[.C35]+[.D35]" office:value-type="float" office:value="24327" calcext:value-type="float">
            <text:p>243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2_hqc_128_1_cca2/42 <text:s text:c="37"/></text:p>
          </table:table-cell>
          <table:table-cell office:value-type="float" office:value="4309" calcext:value-type="float">
            <text:p>4309</text:p>
          </table:table-cell>
          <table:table-cell office:value-type="float" office:value="3125" calcext:value-type="float">
            <text:p>3125</text:p>
          </table:table-cell>
          <table:table-cell office:value-type="float" office:value="14512" calcext:value-type="float">
            <text:p>14512</text:p>
          </table:table-cell>
          <table:table-cell table:formula="of:=[.B36]+[.B36]+[.C36]+[.D36]" office:value-type="float" office:value="26255" calcext:value-type="float">
            <text:p>2625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1_bike1_l1_fo/7 <text:s text:c="42"/></text:p>
          </table:table-cell>
          <table:table-cell office:value-type="float" office:value="2981" calcext:value-type="float">
            <text:p>2981</text:p>
          </table:table-cell>
          <table:table-cell office:value-type="float" office:value="2946" calcext:value-type="float">
            <text:p>2946</text:p>
          </table:table-cell>
          <table:table-cell office:value-type="float" office:value="20504" calcext:value-type="float">
            <text:p>20504</text:p>
          </table:table-cell>
          <table:table-cell table:formula="of:=[.B37]+[.B37]+[.C37]+[.D37]" office:value-type="float" office:value="29412" calcext:value-type="float">
            <text:p>294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28f_simple_bike1_l1_fo/16 <text:s text:c="23"/></text:p>
          </table:table-cell>
          <table:table-cell office:value-type="float" office:value="2978" calcext:value-type="float">
            <text:p>2978</text:p>
          </table:table-cell>
          <table:table-cell office:value-type="float" office:value="2946" calcext:value-type="float">
            <text:p>2946</text:p>
          </table:table-cell>
          <table:table-cell office:value-type="float" office:value="22868" calcext:value-type="float">
            <text:p>22868</text:p>
          </table:table-cell>
          <table:table-cell table:formula="of:=[.B38]+[.B38]+[.C38]+[.D38]" office:value-type="float" office:value="31770" calcext:value-type="float">
            <text:p>317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bike1_l3_fo/53 <text:s text:c="40"/></text:p>
          </table:table-cell>
          <table:table-cell office:value-type="float" office:value="7966" calcext:value-type="float">
            <text:p>7966</text:p>
          </table:table-cell>
          <table:table-cell office:value-type="float" office:value="6206" calcext:value-type="float">
            <text:p>6206</text:p>
          </table:table-cell>
          <table:table-cell office:value-type="float" office:value="15778" calcext:value-type="float">
            <text:p>15778</text:p>
          </table:table-cell>
          <table:table-cell table:formula="of:=[.B39]+[.B39]+[.C39]+[.D39]" office:value-type="float" office:value="37916" calcext:value-type="float">
            <text:p>379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1_hqc_128_1_cca2/6 <text:s text:c="39"/></text:p>
          </table:table-cell>
          <table:table-cell office:value-type="float" office:value="3160" calcext:value-type="float">
            <text:p>3160</text:p>
          </table:table-cell>
          <table:table-cell office:value-type="float" office:value="3125" calcext:value-type="float">
            <text:p>3125</text:p>
          </table:table-cell>
          <table:table-cell office:value-type="float" office:value="27080" calcext:value-type="float">
            <text:p>27080</text:p>
          </table:table-cell>
          <table:table-cell table:formula="of:=[.B40]+[.B40]+[.C40]+[.D40]" office:value-type="float" office:value="36525" calcext:value-type="float">
            <text:p>365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28f_simple_hqc_128_1_cca2/15 <text:s text:c="20"/></text:p>
          </table:table-cell>
          <table:table-cell office:value-type="float" office:value="3157" calcext:value-type="float">
            <text:p>3157</text:p>
          </table:table-cell>
          <table:table-cell office:value-type="float" office:value="3125" calcext:value-type="float">
            <text:p>3125</text:p>
          </table:table-cell>
          <table:table-cell office:value-type="float" office:value="29444" calcext:value-type="float">
            <text:p>29444</text:p>
          </table:table-cell>
          <table:table-cell table:formula="of:=[.B41]+[.B41]+[.C41]+[.D41]" office:value-type="float" office:value="38883" calcext:value-type="float">
            <text:p>388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sike_p610_compressed/70 <text:s text:c="32"/></text:p>
          </table:table-cell>
          <table:table-cell office:value-type="float" office:value="323" calcext:value-type="float">
            <text:p>323</text:p>
          </table:table-cell>
          <table:table-cell office:value-type="float" office:value="274" calcext:value-type="float">
            <text:p>274</text:p>
          </table:table-cell>
          <table:table-cell office:value-type="float" office:value="35700" calcext:value-type="float">
            <text:p>35700</text:p>
          </table:table-cell>
          <table:table-cell table:formula="of:=[.B42]+[.B42]+[.C42]+[.D42]" office:value-type="float" office:value="36620" calcext:value-type="float">
            <text:p>366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sike_p610_compressed/60 <text:s text:c="14"/></text:p>
          </table:table-cell>
          <table:table-cell office:value-type="float" office:value="322" calcext:value-type="float">
            <text:p>322</text:p>
          </table:table-cell>
          <table:table-cell office:value-type="float" office:value="274" calcext:value-type="float">
            <text:p>274</text:p>
          </table:table-cell>
          <table:table-cell office:value-type="float" office:value="36336" calcext:value-type="float">
            <text:p>36336</text:p>
          </table:table-cell>
          <table:table-cell table:formula="of:=[.B43]+[.B43]+[.C43]+[.D43]" office:value-type="float" office:value="37254" calcext:value-type="float">
            <text:p>372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sike_p610/74 <text:s text:c="43"/></text:p>
          </table:table-cell>
          <table:table-cell office:value-type="float" office:value="511" calcext:value-type="float">
            <text:p>511</text:p>
          </table:table-cell>
          <table:table-cell office:value-type="float" office:value="462" calcext:value-type="float">
            <text:p>462</text:p>
          </table:table-cell>
          <table:table-cell office:value-type="float" office:value="36000" calcext:value-type="float">
            <text:p>36000</text:p>
          </table:table-cell>
          <table:table-cell table:formula="of:=[.B44]+[.B44]+[.C44]+[.D44]" office:value-type="float" office:value="37484" calcext:value-type="float">
            <text:p>3748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sike_p610/64 <text:s text:c="25"/></text:p>
          </table:table-cell>
          <table:table-cell office:value-type="float" office:value="510" calcext:value-type="float">
            <text:p>510</text:p>
          </table:table-cell>
          <table:table-cell office:value-type="float" office:value="462" calcext:value-type="float">
            <text:p>462</text:p>
          </table:table-cell>
          <table:table-cell office:value-type="float" office:value="36636" calcext:value-type="float">
            <text:p>36636</text:p>
          </table:table-cell>
          <table:table-cell table:formula="of:=[.B45]+[.B45]+[.C45]+[.D45]" office:value-type="float" office:value="38118" calcext:value-type="float">
            <text:p>3811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hqc_192_1_cca2/49 <text:s text:c="37"/></text:p>
          </table:table-cell>
          <table:table-cell office:value-type="float" office:value="7259" calcext:value-type="float">
            <text:p>7259</text:p>
          </table:table-cell>
          <table:table-cell office:value-type="float" office:value="5499" calcext:value-type="float">
            <text:p>5499</text:p>
          </table:table-cell>
          <table:table-cell office:value-type="float" office:value="25328" calcext:value-type="float">
            <text:p>25328</text:p>
          </table:table-cell>
          <table:table-cell table:formula="of:=[.B46]+[.B46]+[.C46]+[.D46]" office:value-type="float" office:value="45345" calcext:value-type="float">
            <text:p>4534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ntru_hps2048677/68 <text:s text:c="37"/></text:p>
          </table:table-cell>
          <table:table-cell office:value-type="float" office:value="979" calcext:value-type="float">
            <text:p>979</text:p>
          </table:table-cell>
          <table:table-cell office:value-type="float" office:value="930" calcext:value-type="float">
            <text:p>930</text:p>
          </table:table-cell>
          <table:table-cell office:value-type="float" office:value="36888" calcext:value-type="float">
            <text:p>36888</text:p>
          </table:table-cell>
          <table:table-cell table:formula="of:=[.B47]+[.B47]+[.C47]+[.D47]" office:value-type="float" office:value="39776" calcext:value-type="float">
            <text:p>397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saber_saber/66 <text:s text:c="41"/></text:p>
          </table:table-cell>
          <table:table-cell office:value-type="float" office:value="1041" calcext:value-type="float">
            <text:p>1041</text:p>
          </table:table-cell>
          <table:table-cell office:value-type="float" office:value="992" calcext:value-type="float">
            <text:p>992</text:p>
          </table:table-cell>
          <table:table-cell office:value-type="float" office:value="37204" calcext:value-type="float">
            <text:p>37204</text:p>
          </table:table-cell>
          <table:table-cell table:formula="of:=[.B48]+[.B48]+[.C48]+[.D48]" office:value-type="float" office:value="40278" calcext:value-type="float">
            <text:p>4027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ntru_hps2048677/58 <text:s text:c="19"/></text:p>
          </table:table-cell>
          <table:table-cell office:value-type="float" office:value="978" calcext:value-type="float">
            <text:p>978</text:p>
          </table:table-cell>
          <table:table-cell office:value-type="float" office:value="930" calcext:value-type="float">
            <text:p>930</text:p>
          </table:table-cell>
          <table:table-cell office:value-type="float" office:value="37524" calcext:value-type="float">
            <text:p>37524</text:p>
          </table:table-cell>
          <table:table-cell table:formula="of:=[.B49]+[.B49]+[.C49]+[.D49]" office:value-type="float" office:value="40410" calcext:value-type="float">
            <text:p>404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kyber_768/67 <text:s text:c="43"/></text:p>
          </table:table-cell>
          <table:table-cell office:value-type="float" office:value="1233" calcext:value-type="float">
            <text:p>1233</text:p>
          </table:table-cell>
          <table:table-cell office:value-type="float" office:value="1184" calcext:value-type="float">
            <text:p>1184</text:p>
          </table:table-cell>
          <table:table-cell office:value-type="float" office:value="37204" calcext:value-type="float">
            <text:p>37204</text:p>
          </table:table-cell>
          <table:table-cell table:formula="of:=[.B50]+[.B50]+[.C50]+[.D50]" office:value-type="float" office:value="40854" calcext:value-type="float">
            <text:p>408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ntru_hrss701/71 <text:s text:c="40"/></text:p>
          </table:table-cell>
          <table:table-cell office:value-type="float" office:value="1187" calcext:value-type="float">
            <text:p>1187</text:p>
          </table:table-cell>
          <table:table-cell office:value-type="float" office:value="1138" calcext:value-type="float">
            <text:p>1138</text:p>
          </table:table-cell>
          <table:table-cell office:value-type="float" office:value="37304" calcext:value-type="float">
            <text:p>37304</text:p>
          </table:table-cell>
          <table:table-cell table:formula="of:=[.B51]+[.B51]+[.C51]+[.D51]" office:value-type="float" office:value="40816" calcext:value-type="float">
            <text:p>408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saber_saber/56 <text:s text:c="23"/></text:p>
          </table:table-cell>
          <table:table-cell office:value-type="float" office:value="1040" calcext:value-type="float">
            <text:p>1040</text:p>
          </table:table-cell>
          <table:table-cell office:value-type="float" office:value="992" calcext:value-type="float">
            <text:p>992</text:p>
          </table:table-cell>
          <table:table-cell office:value-type="float" office:value="37840" calcext:value-type="float">
            <text:p>37840</text:p>
          </table:table-cell>
          <table:table-cell table:formula="of:=[.B52]+[.B52]+[.C52]+[.D52]" office:value-type="float" office:value="40912" calcext:value-type="float">
            <text:p>4091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kyber_768/57 <text:s text:c="25"/></text:p>
          </table:table-cell>
          <table:table-cell office:value-type="float" office:value="1232" calcext:value-type="float">
            <text:p>1232</text:p>
          </table:table-cell>
          <table:table-cell office:value-type="float" office:value="1184" calcext:value-type="float">
            <text:p>1184</text:p>
          </table:table-cell>
          <table:table-cell office:value-type="float" office:value="37840" calcext:value-type="float">
            <text:p>37840</text:p>
          </table:table-cell>
          <table:table-cell table:formula="of:=[.B53]+[.B53]+[.C53]+[.D53]" office:value-type="float" office:value="41488" calcext:value-type="float">
            <text:p>4148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falcon_512_frodokem_640_shake/32 <text:s text:c="34"/></text:p>
          </table:table-cell>
          <table:table-cell office:value-type="float" office:value="10513" calcext:value-type="float">
            <text:p>10513</text:p>
          </table:table-cell>
          <table:table-cell office:value-type="float" office:value="9616" calcext:value-type="float">
            <text:p>9616</text:p>
          </table:table-cell>
          <table:table-cell office:value-type="float" office:value="20130" calcext:value-type="float">
            <text:p>20130</text:p>
          </table:table-cell>
          <table:table-cell table:formula="of:=[.B54]+[.B54]+[.C54]+[.D54]" office:value-type="float" office:value="50772" calcext:value-type="float">
            <text:p>507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ntru_hrss701/61 <text:s text:c="22"/></text:p>
          </table:table-cell>
          <table:table-cell office:value-type="float" office:value="1186" calcext:value-type="float">
            <text:p>1186</text:p>
          </table:table-cell>
          <table:table-cell office:value-type="float" office:value="1138" calcext:value-type="float">
            <text:p>1138</text:p>
          </table:table-cell>
          <table:table-cell office:value-type="float" office:value="37940" calcext:value-type="float">
            <text:p>37940</text:p>
          </table:table-cell>
          <table:table-cell table:formula="of:=[.B55]+[.B55]+[.C55]+[.D55]" office:value-type="float" office:value="41450" calcext:value-type="float">
            <text:p>4145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2_frodokem_640_shake/41 <text:s text:c="33"/></text:p>
          </table:table-cell>
          <table:table-cell office:value-type="float" office:value="10800" calcext:value-type="float">
            <text:p>10800</text:p>
          </table:table-cell>
          <table:table-cell office:value-type="float" office:value="9616" calcext:value-type="float">
            <text:p>9616</text:p>
          </table:table-cell>
          <table:table-cell office:value-type="float" office:value="21484" calcext:value-type="float">
            <text:p>21484</text:p>
          </table:table-cell>
          <table:table-cell table:formula="of:=[.B56]+[.B56]+[.C56]+[.D56]" office:value-type="float" office:value="52700" calcext:value-type="float">
            <text:p>527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sike_p751_compressed/107 <text:s text:c="13"/></text:p>
          </table:table-cell>
          <table:table-cell office:value-type="float" office:value="399" calcext:value-type="float">
            <text:p>399</text:p>
          </table:table-cell>
          <table:table-cell office:value-type="float" office:value="335" calcext:value-type="float">
            <text:p>335</text:p>
          </table:table-cell>
          <table:table-cell office:value-type="float" office:value="50036" calcext:value-type="float">
            <text:p>50036</text:p>
          </table:table-cell>
          <table:table-cell table:formula="of:=[.B57]+[.B57]+[.C57]+[.D57]" office:value-type="float" office:value="51169" calcext:value-type="float">
            <text:p>5116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hqc_256_1_cca2/125 <text:s text:c="36"/></text:p>
          </table:table-cell>
          <table:table-cell office:value-type="float" office:value="9782" calcext:value-type="float">
            <text:p>9782</text:p>
          </table:table-cell>
          <table:table-cell office:value-type="float" office:value="7989" calcext:value-type="float">
            <text:p>7989</text:p>
          </table:table-cell>
          <table:table-cell office:value-type="float" office:value="33252" calcext:value-type="float">
            <text:p>33252</text:p>
          </table:table-cell>
          <table:table-cell table:formula="of:=[.B58]+[.B58]+[.C58]+[.D58]" office:value-type="float" office:value="60805" calcext:value-type="float">
            <text:p>608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sike_p751/110 <text:s text:c="24"/></text:p>
          </table:table-cell>
          <table:table-cell office:value-type="float" office:value="628" calcext:value-type="float">
            <text:p>628</text:p>
          </table:table-cell>
          <table:table-cell office:value-type="float" office:value="564" calcext:value-type="float">
            <text:p>564</text:p>
          </table:table-cell>
          <table:table-cell office:value-type="float" office:value="50408" calcext:value-type="float">
            <text:p>50408</text:p>
          </table:table-cell>
          <table:table-cell table:formula="of:=[.B59]+[.B59]+[.C59]+[.D59]" office:value-type="float" office:value="52228" calcext:value-type="float">
            <text:p>5222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picnic3_L1_frodokem_640_shake/5 <text:s text:c="35"/></text:p>
          </table:table-cell>
          <table:table-cell office:value-type="float" office:value="9651" calcext:value-type="float">
            <text:p>9651</text:p>
          </table:table-cell>
          <table:table-cell office:value-type="float" office:value="9616" calcext:value-type="float">
            <text:p>9616</text:p>
          </table:table-cell>
          <table:table-cell office:value-type="float" office:value="34052" calcext:value-type="float">
            <text:p>34052</text:p>
          </table:table-cell>
          <table:table-cell table:formula="of:=[.B60]+[.B60]+[.C60]+[.D60]" office:value-type="float" office:value="62970" calcext:value-type="float">
            <text:p>629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ntru_hps4096821/113 <text:s text:c="18"/></text:p>
          </table:table-cell>
          <table:table-cell office:value-type="float" office:value="1294" calcext:value-type="float">
            <text:p>1294</text:p>
          </table:table-cell>
          <table:table-cell office:value-type="float" office:value="1230" calcext:value-type="float">
            <text:p>1230</text:p>
          </table:table-cell>
          <table:table-cell office:value-type="float" office:value="51676" calcext:value-type="float">
            <text:p>51676</text:p>
          </table:table-cell>
          <table:table-cell table:formula="of:=[.B61]+[.B61]+[.C61]+[.D61]" office:value-type="float" office:value="55494" calcext:value-type="float">
            <text:p>5549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saber_firesaber/108 <text:s text:c="18"/></text:p>
          </table:table-cell>
          <table:table-cell office:value-type="float" office:value="1376" calcext:value-type="float">
            <text:p>1376</text:p>
          </table:table-cell>
          <table:table-cell office:value-type="float" office:value="1312" calcext:value-type="float">
            <text:p>1312</text:p>
          </table:table-cell>
          <table:table-cell office:value-type="float" office:value="52160" calcext:value-type="float">
            <text:p>52160</text:p>
          </table:table-cell>
          <table:table-cell table:formula="of:=[.B62]+[.B62]+[.C62]+[.D62]" office:value-type="float" office:value="56224" calcext:value-type="float">
            <text:p>562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kyber_1024/112 <text:s text:c="23"/></text:p>
          </table:table-cell>
          <table:table-cell office:value-type="float" office:value="1632" calcext:value-type="float">
            <text:p>1632</text:p>
          </table:table-cell>
          <table:table-cell office:value-type="float" office:value="1568" calcext:value-type="float">
            <text:p>1568</text:p>
          </table:table-cell>
          <table:table-cell office:value-type="float" office:value="52352" calcext:value-type="float">
            <text:p>52352</text:p>
          </table:table-cell>
          <table:table-cell table:formula="of:=[.B63]+[.B63]+[.C63]+[.D63]" office:value-type="float" office:value="57184" calcext:value-type="float">
            <text:p>5718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28f_simple_frodokem_640_shake/14 <text:s text:c="16"/></text:p>
          </table:table-cell>
          <table:table-cell office:value-type="float" office:value="9648" calcext:value-type="float">
            <text:p>9648</text:p>
          </table:table-cell>
          <table:table-cell office:value-type="float" office:value="9616" calcext:value-type="float">
            <text:p>9616</text:p>
          </table:table-cell>
          <table:table-cell office:value-type="float" office:value="36416" calcext:value-type="float">
            <text:p>36416</text:p>
          </table:table-cell>
          <table:table-cell table:formula="of:=[.B64]+[.B64]+[.C64]+[.D64]" office:value-type="float" office:value="65328" calcext:value-type="float">
            <text:p>653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hqc_256_3_cca2/127 <text:s text:c="36"/></text:p>
          </table:table-cell>
          <table:table-cell office:value-type="float" office:value="10690" calcext:value-type="float">
            <text:p>10690</text:p>
          </table:table-cell>
          <table:table-cell office:value-type="float" office:value="8897" calcext:value-type="float">
            <text:p>8897</text:p>
          </table:table-cell>
          <table:table-cell office:value-type="float" office:value="36884" calcext:value-type="float">
            <text:p>36884</text:p>
          </table:table-cell>
          <table:table-cell table:formula="of:=[.B65]+[.B65]+[.C65]+[.D65]" office:value-type="float" office:value="67161" calcext:value-type="float">
            <text:p>6716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bike1_l3_fo/73 <text:s text:c="41"/></text:p>
          </table:table-cell>
          <table:table-cell office:value-type="float" office:value="6255" calcext:value-type="float">
            <text:p>6255</text:p>
          </table:table-cell>
          <table:table-cell office:value-type="float" office:value="6206" calcext:value-type="float">
            <text:p>6206</text:p>
          </table:table-cell>
          <table:table-cell office:value-type="float" office:value="47440" calcext:value-type="float">
            <text:p>47440</text:p>
          </table:table-cell>
          <table:table-cell table:formula="of:=[.B66]+[.B66]+[.C66]+[.D66]" office:value-type="float" office:value="66156" calcext:value-type="float">
            <text:p>6615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bike1_l3_fo/63 <text:s text:c="23"/></text:p>
          </table:table-cell>
          <table:table-cell office:value-type="float" office:value="6254" calcext:value-type="float">
            <text:p>6254</text:p>
          </table:table-cell>
          <table:table-cell office:value-type="float" office:value="6206" calcext:value-type="float">
            <text:p>6206</text:p>
          </table:table-cell>
          <table:table-cell office:value-type="float" office:value="48076" calcext:value-type="float">
            <text:p>48076</text:p>
          </table:table-cell>
          <table:table-cell table:formula="of:=[.B67]+[.B67]+[.C67]+[.D67]" office:value-type="float" office:value="66790" calcext:value-type="float">
            <text:p>6679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sike_p751_compressed/85 <text:s text:c="32"/></text:p>
          </table:table-cell>
          <table:table-cell office:value-type="float" office:value="400" calcext:value-type="float">
            <text:p>400</text:p>
          </table:table-cell>
          <table:table-cell office:value-type="float" office:value="335" calcext:value-type="float">
            <text:p>335</text:p>
          </table:table-cell>
          <table:table-cell office:value-type="float" office:value="61848" calcext:value-type="float">
            <text:p>61848</text:p>
          </table:table-cell>
          <table:table-cell table:formula="of:=[.B68]+[.B68]+[.C68]+[.D68]" office:value-type="float" office:value="62983" calcext:value-type="float">
            <text:p>6298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sike_p751/88 <text:s text:c="43"/></text:p>
          </table:table-cell>
          <table:table-cell office:value-type="float" office:value="629" calcext:value-type="float">
            <text:p>629</text:p>
          </table:table-cell>
          <table:table-cell office:value-type="float" office:value="564" calcext:value-type="float">
            <text:p>564</text:p>
          </table:table-cell>
          <table:table-cell office:value-type="float" office:value="62220" calcext:value-type="float">
            <text:p>62220</text:p>
          </table:table-cell>
          <table:table-cell table:formula="of:=[.B69]+[.B69]+[.C69]+[.D69]" office:value-type="float" office:value="64042" calcext:value-type="float">
            <text:p>6404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ntru_hps4096821/91 <text:s text:c="37"/></text:p>
          </table:table-cell>
          <table:table-cell office:value-type="float" office:value="1295" calcext:value-type="float">
            <text:p>1295</text:p>
          </table:table-cell>
          <table:table-cell office:value-type="float" office:value="1230" calcext:value-type="float">
            <text:p>1230</text:p>
          </table:table-cell>
          <table:table-cell office:value-type="float" office:value="63488" calcext:value-type="float">
            <text:p>63488</text:p>
          </table:table-cell>
          <table:table-cell table:formula="of:=[.B70]+[.B70]+[.C70]+[.D70]" office:value-type="float" office:value="67308" calcext:value-type="float">
            <text:p>673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5_saber_firesaber/86 <text:s text:c="37"/></text:p>
          </table:table-cell>
          <table:table-cell office:value-type="float" office:value="1377" calcext:value-type="float">
            <text:p>1377</text:p>
          </table:table-cell>
          <table:table-cell office:value-type="float" office:value="1312" calcext:value-type="float">
            <text:p>1312</text:p>
          </table:table-cell>
          <table:table-cell office:value-type="float" office:value="63972" calcext:value-type="float">
            <text:p>63972</text:p>
          </table:table-cell>
          <table:table-cell table:formula="of:=[.B71]+[.B71]+[.C71]+[.D71]" office:value-type="float" office:value="68038" calcext:value-type="float">
            <text:p>680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5_kyber_1024/90 <text:s text:c="42"/></text:p>
          </table:table-cell>
          <table:table-cell office:value-type="float" office:value="1633" calcext:value-type="float">
            <text:p>1633</text:p>
          </table:table-cell>
          <table:table-cell office:value-type="float" office:value="1568" calcext:value-type="float">
            <text:p>1568</text:p>
          </table:table-cell>
          <table:table-cell office:value-type="float" office:value="64164" calcext:value-type="float">
            <text:p>64164</text:p>
          </table:table-cell>
          <table:table-cell table:formula="of:=[.B72]+[.B72]+[.C72]+[.D72]" office:value-type="float" office:value="68998" calcext:value-type="float">
            <text:p>68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dilithium_4_frodokem_976_shake/52 <text:s text:c="33"/></text:p>
          </table:table-cell>
          <table:table-cell office:value-type="float" office:value="17392" calcext:value-type="float">
            <text:p>17392</text:p>
          </table:table-cell>
          <table:table-cell office:value-type="float" office:value="15632" calcext:value-type="float">
            <text:p>15632</text:p>
          </table:table-cell>
          <table:table-cell office:value-type="float" office:value="34854" calcext:value-type="float">
            <text:p>34854</text:p>
          </table:table-cell>
          <table:table-cell table:formula="of:=[.B73]+[.B73]+[.C73]+[.D73]" office:value-type="float" office:value="85270" calcext:value-type="float">
            <text:p>8527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hqc_192_1_cca2/69 <text:s text:c="38"/></text:p>
          </table:table-cell>
          <table:table-cell office:value-type="float" office:value="5548" calcext:value-type="float">
            <text:p>5548</text:p>
          </table:table-cell>
          <table:table-cell office:value-type="float" office:value="5499" calcext:value-type="float">
            <text:p>5499</text:p>
          </table:table-cell>
          <table:table-cell office:value-type="float" office:value="56990" calcext:value-type="float">
            <text:p>56990</text:p>
          </table:table-cell>
          <table:table-cell table:formula="of:=[.B74]+[.B74]+[.C74]+[.D74]" office:value-type="float" office:value="73585" calcext:value-type="float">
            <text:p>7358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hqc_192_1_cca2/59 <text:s text:c="20"/></text:p>
          </table:table-cell>
          <table:table-cell office:value-type="float" office:value="5547" calcext:value-type="float">
            <text:p>5547</text:p>
          </table:table-cell>
          <table:table-cell office:value-type="float" office:value="5499" calcext:value-type="float">
            <text:p>5499</text:p>
          </table:table-cell>
          <table:table-cell office:value-type="float" office:value="57626" calcext:value-type="float">
            <text:p>57626</text:p>
          </table:table-cell>
          <table:table-cell table:formula="of:=[.B75]+[.B75]+[.C75]+[.D75]" office:value-type="float" office:value="74219" calcext:value-type="float">
            <text:p>7421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frodokem_1344_shake/120 <text:s text:c="31"/></text:p>
          </table:table-cell>
          <table:table-cell office:value-type="float" office:value="23313" calcext:value-type="float">
            <text:p>23313</text:p>
          </table:table-cell>
          <table:table-cell office:value-type="float" office:value="21520" calcext:value-type="float">
            <text:p>21520</text:p>
          </table:table-cell>
          <table:table-cell office:value-type="float" office:value="44594" calcext:value-type="float">
            <text:p>44594</text:p>
          </table:table-cell>
          <table:table-cell table:formula="of:=[.B76]+[.B76]+[.C76]+[.D76]" office:value-type="float" office:value="112740" calcext:value-type="float">
            <text:p>11274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hqc_256_1_cca2/114 <text:s text:c="19"/></text:p>
          </table:table-cell>
          <table:table-cell office:value-type="float" office:value="8053" calcext:value-type="float">
            <text:p>8053</text:p>
          </table:table-cell>
          <table:table-cell office:value-type="float" office:value="7989" calcext:value-type="float">
            <text:p>7989</text:p>
          </table:table-cell>
          <table:table-cell office:value-type="float" office:value="81138" calcext:value-type="float">
            <text:p>81138</text:p>
          </table:table-cell>
          <table:table-cell table:formula="of:=[.B77]+[.B77]+[.C77]+[.D77]" office:value-type="float" office:value="105233" calcext:value-type="float">
            <text:p>10523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3_frodokem_976_shake/72 <text:s text:c="34"/></text:p>
          </table:table-cell>
          <table:table-cell office:value-type="float" office:value="15681" calcext:value-type="float">
            <text:p>15681</text:p>
          </table:table-cell>
          <table:table-cell office:value-type="float" office:value="15632" calcext:value-type="float">
            <text:p>15632</text:p>
          </table:table-cell>
          <table:table-cell office:value-type="float" office:value="66516" calcext:value-type="float">
            <text:p>66516</text:p>
          </table:table-cell>
          <table:table-cell table:formula="of:=[.B78]+[.B78]+[.C78]+[.D78]" office:value-type="float" office:value="113510" calcext:value-type="float">
            <text:p>1135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frodokem_976_shake/62 <text:s text:c="16"/></text:p>
          </table:table-cell>
          <table:table-cell office:value-type="float" office:value="15680" calcext:value-type="float">
            <text:p>15680</text:p>
          </table:table-cell>
          <table:table-cell office:value-type="float" office:value="15632" calcext:value-type="float">
            <text:p>15632</text:p>
          </table:table-cell>
          <table:table-cell office:value-type="float" office:value="67152" calcext:value-type="float">
            <text:p>67152</text:p>
          </table:table-cell>
          <table:table-cell table:formula="of:=[.B79]+[.B79]+[.C79]+[.D79]" office:value-type="float" office:value="114144" calcext:value-type="float">
            <text:p>1141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hqc_256_3_cca2/116 <text:s text:c="19"/></text:p>
          </table:table-cell>
          <table:table-cell office:value-type="float" office:value="8961" calcext:value-type="float">
            <text:p>8961</text:p>
          </table:table-cell>
          <table:table-cell office:value-type="float" office:value="8897" calcext:value-type="float">
            <text:p>8897</text:p>
          </table:table-cell>
          <table:table-cell office:value-type="float" office:value="84770" calcext:value-type="float">
            <text:p>84770</text:p>
          </table:table-cell>
          <table:table-cell table:formula="of:=[.B80]+[.B80]+[.C80]+[.D80]" office:value-type="float" office:value="111589" calcext:value-type="float">
            <text:p>11158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hqc_256_1_cca2/92 <text:s text:c="38"/></text:p>
          </table:table-cell>
          <table:table-cell office:value-type="float" office:value="8054" calcext:value-type="float">
            <text:p>8054</text:p>
          </table:table-cell>
          <table:table-cell office:value-type="float" office:value="7989" calcext:value-type="float">
            <text:p>7989</text:p>
          </table:table-cell>
          <table:table-cell office:value-type="float" office:value="92950" calcext:value-type="float">
            <text:p>92950</text:p>
          </table:table-cell>
          <table:table-cell table:formula="of:=[.B81]+[.B81]+[.C81]+[.D81]" office:value-type="float" office:value="117047" calcext:value-type="float">
            <text:p>11704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hqc_256_3_cca2/94 <text:s text:c="38"/></text:p>
          </table:table-cell>
          <table:table-cell office:value-type="float" office:value="8962" calcext:value-type="float">
            <text:p>8962</text:p>
          </table:table-cell>
          <table:table-cell office:value-type="float" office:value="8897" calcext:value-type="float">
            <text:p>8897</text:p>
          </table:table-cell>
          <table:table-cell office:value-type="float" office:value="96582" calcext:value-type="float">
            <text:p>96582</text:p>
          </table:table-cell>
          <table:table-cell table:formula="of:=[.B82]+[.B82]+[.C82]+[.D82]" office:value-type="float" office:value="123403" calcext:value-type="float">
            <text:p>1234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frodokem_1344_shake/109 <text:s text:c="14"/></text:p>
          </table:table-cell>
          <table:table-cell office:value-type="float" office:value="21584" calcext:value-type="float">
            <text:p>21584</text:p>
          </table:table-cell>
          <table:table-cell office:value-type="float" office:value="21520" calcext:value-type="float">
            <text:p>21520</text:p>
          </table:table-cell>
          <table:table-cell office:value-type="float" office:value="92480" calcext:value-type="float">
            <text:p>92480</text:p>
          </table:table-cell>
          <table:table-cell table:formula="of:=[.B83]+[.B83]+[.C83]+[.D83]" office:value-type="float" office:value="157168" calcext:value-type="float">
            <text:p>15716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frodokem_1344_shake/87 <text:s text:c="33"/></text:p>
          </table:table-cell>
          <table:table-cell office:value-type="float" office:value="21585" calcext:value-type="float">
            <text:p>21585</text:p>
          </table:table-cell>
          <table:table-cell office:value-type="float" office:value="21520" calcext:value-type="float">
            <text:p>21520</text:p>
          </table:table-cell>
          <table:table-cell office:value-type="float" office:value="104292" calcext:value-type="float">
            <text:p>104292</text:p>
          </table:table-cell>
          <table:table-cell table:formula="of:=[.B84]+[.B84]+[.C84]+[.D84]" office:value-type="float" office:value="168982" calcext:value-type="float">
            <text:p>16898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a_classic_sike_p434_compressed/26 <text:s text:c="24"/></text:p>
          </table:table-cell>
          <table:table-cell office:value-type="float" office:value="149189" calcext:value-type="float">
            <text:p>149189</text:p>
          </table:table-cell>
          <table:table-cell office:value-type="float" office:value="197" calcext:value-type="float">
            <text:p>197</text:p>
          </table:table-cell>
          <table:table-cell office:value-type="float" office:value="536" calcext:value-type="float">
            <text:p>536</text:p>
          </table:table-cell>
          <table:table-cell table:formula="of:=[.B85]+[.B85]+[.C85]+[.D85]" office:value-type="float" office:value="299111" calcext:value-type="float">
            <text:p>2991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a_classic_sike_p434/20 <text:s text:c="35"/></text:p>
          </table:table-cell>
          <table:table-cell office:value-type="float" office:value="149322" calcext:value-type="float">
            <text:p>149322</text:p>
          </table:table-cell>
          <table:table-cell office:value-type="float" office:value="330" calcext:value-type="float">
            <text:p>330</text:p>
          </table:table-cell>
          <table:table-cell office:value-type="float" office:value="756" calcext:value-type="float">
            <text:p>756</text:p>
          </table:table-cell>
          <table:table-cell table:formula="of:=[.B86]+[.B86]+[.C86]+[.D86]" office:value-type="float" office:value="299730" calcext:value-type="float">
            <text:p>2997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a_classic_ntru_hps2048509/21 <text:s text:c="29"/></text:p>
          </table:table-cell>
          <table:table-cell office:value-type="float" office:value="149691" calcext:value-type="float">
            <text:p>149691</text:p>
          </table:table-cell>
          <table:table-cell office:value-type="float" office:value="699" calcext:value-type="float">
            <text:p>699</text:p>
          </table:table-cell>
          <table:table-cell office:value-type="float" office:value="1462" calcext:value-type="float">
            <text:p>1462</text:p>
          </table:table-cell>
          <table:table-cell table:formula="of:=[.B87]+[.B87]+[.C87]+[.D87]" office:value-type="float" office:value="301543" calcext:value-type="float">
            <text:p>301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a_classic_saber_lightsaber/18 <text:s text:c="28"/></text:p>
          </table:table-cell>
          <table:table-cell office:value-type="float" office:value="149664" calcext:value-type="float">
            <text:p>149664</text:p>
          </table:table-cell>
          <table:table-cell office:value-type="float" office:value="672" calcext:value-type="float">
            <text:p>672</text:p>
          </table:table-cell>
          <table:table-cell office:value-type="float" office:value="1536" calcext:value-type="float">
            <text:p>1536</text:p>
          </table:table-cell>
          <table:table-cell table:formula="of:=[.B88]+[.B88]+[.C88]+[.D88]" office:value-type="float" office:value="301536" calcext:value-type="float">
            <text:p>3015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a_classic_kyber_512/22 <text:s text:c="35"/></text:p>
          </table:table-cell>
          <table:table-cell office:value-type="float" office:value="149792" calcext:value-type="float">
            <text:p>149792</text:p>
          </table:table-cell>
          <table:table-cell office:value-type="float" office:value="800" calcext:value-type="float">
            <text:p>800</text:p>
          </table:table-cell>
          <table:table-cell office:value-type="float" office:value="1536" calcext:value-type="float">
            <text:p>1536</text:p>
          </table:table-cell>
          <table:table-cell table:formula="of:=[.B89]+[.B89]+[.C89]+[.D89]" office:value-type="float" office:value="301920" calcext:value-type="float">
            <text:p>301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a_classic_bike1_l1_fo/25 <text:s text:c="33"/></text:p>
          </table:table-cell>
          <table:table-cell office:value-type="float" office:value="151938" calcext:value-type="float">
            <text:p>151938</text:p>
          </table:table-cell>
          <table:table-cell office:value-type="float" office:value="2946" calcext:value-type="float">
            <text:p>2946</text:p>
          </table:table-cell>
          <table:table-cell office:value-type="float" office:value="5956" calcext:value-type="float">
            <text:p>5956</text:p>
          </table:table-cell>
          <table:table-cell table:formula="of:=[.B90]+[.B90]+[.C90]+[.D90]" office:value-type="float" office:value="312778" calcext:value-type="float">
            <text:p>3127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a_classic_hqc_128_1_cca2/24 <text:s text:c="30"/></text:p>
          </table:table-cell>
          <table:table-cell office:value-type="float" office:value="152117" calcext:value-type="float">
            <text:p>152117</text:p>
          </table:table-cell>
          <table:table-cell office:value-type="float" office:value="3125" calcext:value-type="float">
            <text:p>3125</text:p>
          </table:table-cell>
          <table:table-cell office:value-type="float" office:value="12532" calcext:value-type="float">
            <text:p>12532</text:p>
          </table:table-cell>
          <table:table-cell table:formula="of:=[.B91]+[.B91]+[.C91]+[.D91]" office:value-type="float" office:value="319891" calcext:value-type="float">
            <text:p>3198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a_classic_frodokem_640_shake/23 <text:s text:c="26"/></text:p>
          </table:table-cell>
          <table:table-cell office:value-type="float" office:value="158608" calcext:value-type="float">
            <text:p>158608</text:p>
          </table:table-cell>
          <table:table-cell office:value-type="float" office:value="9616" calcext:value-type="float">
            <text:p>9616</text:p>
          </table:table-cell>
          <table:table-cell office:value-type="float" office:value="19504" calcext:value-type="float">
            <text:p>19504</text:p>
          </table:table-cell>
          <table:table-cell table:formula="of:=[.B92]+[.B92]+[.C92]+[.D92]" office:value-type="float" office:value="346336" calcext:value-type="float">
            <text:p>3463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512_classic_mceliece_348864f/28 <text:s text:c="28"/></text:p>
          </table:table-cell>
          <table:table-cell office:value-type="float" office:value="262017" calcext:value-type="float">
            <text:p>262017</text:p>
          </table:table-cell>
          <table:table-cell office:value-type="float" office:value="261120" calcext:value-type="float">
            <text:p>261120</text:p>
          </table:table-cell>
          <table:table-cell office:value-type="float" office:value="946" calcext:value-type="float">
            <text:p>946</text:p>
          </table:table-cell>
          <table:table-cell table:formula="of:=[.B93]+[.B93]+[.C93]+[.D93]" office:value-type="float" office:value="786100" calcext:value-type="float">
            <text:p>786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dilithium_2_classic_mceliece_348864f/37 <text:s text:c="27"/></text:p>
          </table:table-cell>
          <table:table-cell office:value-type="float" office:value="262304" calcext:value-type="float">
            <text:p>262304</text:p>
          </table:table-cell>
          <table:table-cell office:value-type="float" office:value="261120" calcext:value-type="float">
            <text:p>261120</text:p>
          </table:table-cell>
          <table:table-cell office:value-type="float" office:value="2300" calcext:value-type="float">
            <text:p>2300</text:p>
          </table:table-cell>
          <table:table-cell table:formula="of:=[.B94]+[.B94]+[.C94]+[.D94]" office:value-type="float" office:value="788028" calcext:value-type="float">
            <text:p>788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1_classic_mceliece_348864f/1 <text:s text:c="29"/></text:p>
          </table:table-cell>
          <table:table-cell office:value-type="float" office:value="261155" calcext:value-type="float">
            <text:p>261155</text:p>
          </table:table-cell>
          <table:table-cell office:value-type="float" office:value="261120" calcext:value-type="float">
            <text:p>261120</text:p>
          </table:table-cell>
          <table:table-cell office:value-type="float" office:value="14868" calcext:value-type="float">
            <text:p>14868</text:p>
          </table:table-cell>
          <table:table-cell table:formula="of:=[.B95]+[.B95]+[.C95]+[.D95]" office:value-type="float" office:value="798298" calcext:value-type="float">
            <text:p>7982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28f_simple_classic_mceliece_348864f/10 <text:s text:c="10"/></text:p>
          </table:table-cell>
          <table:table-cell office:value-type="float" office:value="261152" calcext:value-type="float">
            <text:p>261152</text:p>
          </table:table-cell>
          <table:table-cell office:value-type="float" office:value="261120" calcext:value-type="float">
            <text:p>261120</text:p>
          </table:table-cell>
          <table:table-cell office:value-type="float" office:value="17232" calcext:value-type="float">
            <text:p>17232</text:p>
          </table:table-cell>
          <table:table-cell table:formula="of:=[.B96]+[.B96]+[.C96]+[.D96]" office:value-type="float" office:value="800656" calcext:value-type="float">
            <text:p>8006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a_classic_classic_mceliece_348864f/19 <text:s text:c="20"/></text:p>
          </table:table-cell>
          <table:table-cell office:value-type="float" office:value="410112" calcext:value-type="float">
            <text:p>410112</text:p>
          </table:table-cell>
          <table:table-cell office:value-type="float" office:value="261120" calcext:value-type="float">
            <text:p>261120</text:p>
          </table:table-cell>
          <table:table-cell office:value-type="float" office:value="320" calcext:value-type="float">
            <text:p>320</text:p>
          </table:table-cell>
          <table:table-cell table:formula="of:=[.B97]+[.B97]+[.C97]+[.D97]" office:value-type="float" office:value="1081664" calcext:value-type="float">
            <text:p>1081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IIc_classic_sike_p610_compressed/80 <text:s text:c="22"/></text:p>
          </table:table-cell>
          <table:table-cell office:value-type="float" office:value="710914" calcext:value-type="float">
            <text:p>710914</text:p>
          </table:table-cell>
          <table:table-cell office:value-type="float" office:value="274" calcext:value-type="float">
            <text:p>274</text:p>
          </table:table-cell>
          <table:table-cell office:value-type="float" office:value="828" calcext:value-type="float">
            <text:p>828</text:p>
          </table:table-cell>
          <table:table-cell table:formula="of:=[.B98]+[.B98]+[.C98]+[.D98]" office:value-type="float" office:value="1422930" calcext:value-type="float">
            <text:p>14229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sike_p610/84 <text:s text:c="33"/></text:p>
          </table:table-cell>
          <table:table-cell office:value-type="float" office:value="711102" calcext:value-type="float">
            <text:p>711102</text:p>
          </table:table-cell>
          <table:table-cell office:value-type="float" office:value="462" calcext:value-type="float">
            <text:p>462</text:p>
          </table:table-cell>
          <table:table-cell office:value-type="float" office:value="1128" calcext:value-type="float">
            <text:p>1128</text:p>
          </table:table-cell>
          <table:table-cell table:formula="of:=[.B99]+[.B99]+[.C99]+[.D99]" office:value-type="float" office:value="1423794" calcext:value-type="float">
            <text:p>142379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ntru_hps2048677/78 <text:s text:c="27"/></text:p>
          </table:table-cell>
          <table:table-cell office:value-type="float" office:value="711570" calcext:value-type="float">
            <text:p>711570</text:p>
          </table:table-cell>
          <table:table-cell office:value-type="float" office:value="930" calcext:value-type="float">
            <text:p>930</text:p>
          </table:table-cell>
          <table:table-cell office:value-type="float" office:value="2016" calcext:value-type="float">
            <text:p>2016</text:p>
          </table:table-cell>
          <table:table-cell table:formula="of:=[.B100]+[.B100]+[.C100]+[.D100]" office:value-type="float" office:value="1426086" calcext:value-type="float">
            <text:p>1426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IIc_classic_saber_saber/76 <text:s text:c="31"/></text:p>
          </table:table-cell>
          <table:table-cell office:value-type="float" office:value="711632" calcext:value-type="float">
            <text:p>711632</text:p>
          </table:table-cell>
          <table:table-cell office:value-type="float" office:value="992" calcext:value-type="float">
            <text:p>992</text:p>
          </table:table-cell>
          <table:table-cell office:value-type="float" office:value="2332" calcext:value-type="float">
            <text:p>2332</text:p>
          </table:table-cell>
          <table:table-cell table:formula="of:=[.B101]+[.B101]+[.C101]+[.D101]" office:value-type="float" office:value="1426588" calcext:value-type="float">
            <text:p>14265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IIc_classic_kyber_768/77 <text:s text:c="33"/></text:p>
          </table:table-cell>
          <table:table-cell office:value-type="float" office:value="711824" calcext:value-type="float">
            <text:p>711824</text:p>
          </table:table-cell>
          <table:table-cell office:value-type="float" office:value="1184" calcext:value-type="float">
            <text:p>1184</text:p>
          </table:table-cell>
          <table:table-cell office:value-type="float" office:value="2332" calcext:value-type="float">
            <text:p>2332</text:p>
          </table:table-cell>
          <table:table-cell table:formula="of:=[.B102]+[.B102]+[.C102]+[.D102]" office:value-type="float" office:value="1427164" calcext:value-type="float">
            <text:p>1427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IIc_classic_ntru_hrss701/81 <text:s text:c="30"/></text:p>
          </table:table-cell>
          <table:table-cell office:value-type="float" office:value="711778" calcext:value-type="float">
            <text:p>711778</text:p>
          </table:table-cell>
          <table:table-cell office:value-type="float" office:value="1138" calcext:value-type="float">
            <text:p>1138</text:p>
          </table:table-cell>
          <table:table-cell office:value-type="float" office:value="2432" calcext:value-type="float">
            <text:p>2432</text:p>
          </table:table-cell>
          <table:table-cell table:formula="of:=[.B103]+[.B103]+[.C103]+[.D103]" office:value-type="float" office:value="1427126" calcext:value-type="float">
            <text:p>14271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IIIc_classic_bike1_l3_fo/83 <text:s text:c="31"/></text:p>
          </table:table-cell>
          <table:table-cell office:value-type="float" office:value="716846" calcext:value-type="float">
            <text:p>716846</text:p>
          </table:table-cell>
          <table:table-cell office:value-type="float" office:value="6206" calcext:value-type="float">
            <text:p>6206</text:p>
          </table:table-cell>
          <table:table-cell office:value-type="float" office:value="12568" calcext:value-type="float">
            <text:p>12568</text:p>
          </table:table-cell>
          <table:table-cell table:formula="of:=[.B104]+[.B104]+[.C104]+[.D104]" office:value-type="float" office:value="1452466" calcext:value-type="float">
            <text:p>145246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hqc_192_1_cca2/79 <text:s text:c="28"/></text:p>
          </table:table-cell>
          <table:table-cell office:value-type="float" office:value="716139" calcext:value-type="float">
            <text:p>716139</text:p>
          </table:table-cell>
          <table:table-cell office:value-type="float" office:value="5499" calcext:value-type="float">
            <text:p>5499</text:p>
          </table:table-cell>
          <table:table-cell office:value-type="float" office:value="22118" calcext:value-type="float">
            <text:p>22118</text:p>
          </table:table-cell>
          <table:table-cell table:formula="of:=[.B105]+[.B105]+[.C105]+[.D105]" office:value-type="float" office:value="1459895" calcext:value-type="float">
            <text:p>145989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frodokem_976_shake/82 <text:s text:c="24"/></text:p>
          </table:table-cell>
          <table:table-cell office:value-type="float" office:value="726272" calcext:value-type="float">
            <text:p>726272</text:p>
          </table:table-cell>
          <table:table-cell office:value-type="float" office:value="15632" calcext:value-type="float">
            <text:p>15632</text:p>
          </table:table-cell>
          <table:table-cell office:value-type="float" office:value="31644" calcext:value-type="float">
            <text:p>31644</text:p>
          </table:table-cell>
          <table:table-cell table:formula="of:=[.B106]+[.B106]+[.C106]+[.D106]" office:value-type="float" office:value="1499820" calcext:value-type="float">
            <text:p>14998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dilithium_4_classic_mceliece_460896f/45 <text:s text:c="27"/></text:p>
          </table:table-cell>
          <table:table-cell office:value-type="float" office:value="525920" calcext:value-type="float">
            <text:p>525920</text:p>
          </table:table-cell>
          <table:table-cell office:value-type="float" office:value="524160" calcext:value-type="float">
            <text:p>524160</text:p>
          </table:table-cell>
          <table:table-cell office:value-type="float" office:value="3742" calcext:value-type="float">
            <text:p>3742</text:p>
          </table:table-cell>
          <table:table-cell table:formula="of:=[.B107]+[.B107]+[.C107]+[.D107]" office:value-type="float" office:value="1579742" calcext:value-type="float">
            <text:p>15797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3_classic_mceliece_460896f/65 <text:s text:c="28"/></text:p>
          </table:table-cell>
          <table:table-cell office:value-type="float" office:value="524209" calcext:value-type="float">
            <text:p>524209</text:p>
          </table:table-cell>
          <table:table-cell office:value-type="float" office:value="524160" calcext:value-type="float">
            <text:p>524160</text:p>
          </table:table-cell>
          <table:table-cell office:value-type="float" office:value="35404" calcext:value-type="float">
            <text:p>35404</text:p>
          </table:table-cell>
          <table:table-cell table:formula="of:=[.B108]+[.B108]+[.C108]+[.D108]" office:value-type="float" office:value="1607982" calcext:value-type="float">
            <text:p>160798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192f_simple_classic_mceliece_460896f/55 <text:s text:c="10"/></text:p>
          </table:table-cell>
          <table:table-cell office:value-type="float" office:value="524208" calcext:value-type="float">
            <text:p>524208</text:p>
          </table:table-cell>
          <table:table-cell office:value-type="float" office:value="524160" calcext:value-type="float">
            <text:p>524160</text:p>
          </table:table-cell>
          <table:table-cell office:value-type="float" office:value="36040" calcext:value-type="float">
            <text:p>36040</text:p>
          </table:table-cell>
          <table:table-cell table:formula="of:=[.B109]+[.B109]+[.C109]+[.D109]" office:value-type="float" office:value="1608616" calcext:value-type="float">
            <text:p>160861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sike_p751_compressed/96 <text:s text:c="24"/></text:p>
          </table:table-cell>
          <table:table-cell office:value-type="float" office:value="1705871" calcext:value-type="float">
            <text:p>1705871</text:p>
          </table:table-cell>
          <table:table-cell office:value-type="float" office:value="335" calcext:value-type="float">
            <text:p>335</text:p>
          </table:table-cell>
          <table:table-cell office:value-type="float" office:value="1024" calcext:value-type="float">
            <text:p>1024</text:p>
          </table:table-cell>
          <table:table-cell table:formula="of:=[.B110]+[.B110]+[.C110]+[.D110]" office:value-type="float" office:value="3413101" calcext:value-type="float">
            <text:p>341310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sike_p751/99 <text:s text:c="35"/></text:p>
          </table:table-cell>
          <table:table-cell office:value-type="float" office:value="1706100" calcext:value-type="float">
            <text:p>1706100</text:p>
          </table:table-cell>
          <table:table-cell office:value-type="float" office:value="564" calcext:value-type="float">
            <text:p>564</text:p>
          </table:table-cell>
          <table:table-cell office:value-type="float" office:value="1396" calcext:value-type="float">
            <text:p>1396</text:p>
          </table:table-cell>
          <table:table-cell table:formula="of:=[.B111]+[.B111]+[.C111]+[.D111]" office:value-type="float" office:value="3414160" calcext:value-type="float">
            <text:p>341416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ntru_hps4096821/102 <text:s text:c="28"/></text:p>
          </table:table-cell>
          <table:table-cell office:value-type="float" office:value="1706766" calcext:value-type="float">
            <text:p>1706766</text:p>
          </table:table-cell>
          <table:table-cell office:value-type="float" office:value="1230" calcext:value-type="float">
            <text:p>1230</text:p>
          </table:table-cell>
          <table:table-cell office:value-type="float" office:value="2664" calcext:value-type="float">
            <text:p>2664</text:p>
          </table:table-cell>
          <table:table-cell table:formula="of:=[.B112]+[.B112]+[.C112]+[.D112]" office:value-type="float" office:value="3417426" calcext:value-type="float">
            <text:p>34174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Vc_classic_saber_firesaber/97 <text:s text:c="29"/></text:p>
          </table:table-cell>
          <table:table-cell office:value-type="float" office:value="1706848" calcext:value-type="float">
            <text:p>1706848</text:p>
          </table:table-cell>
          <table:table-cell office:value-type="float" office:value="1312" calcext:value-type="float">
            <text:p>1312</text:p>
          </table:table-cell>
          <table:table-cell office:value-type="float" office:value="3148" calcext:value-type="float">
            <text:p>3148</text:p>
          </table:table-cell>
          <table:table-cell table:formula="of:=[.B113]+[.B113]+[.C113]+[.D113]" office:value-type="float" office:value="3418156" calcext:value-type="float">
            <text:p>34181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Vc_classic_kyber_1024/101 <text:s text:c="33"/></text:p>
          </table:table-cell>
          <table:table-cell office:value-type="float" office:value="1707104" calcext:value-type="float">
            <text:p>1707104</text:p>
          </table:table-cell>
          <table:table-cell office:value-type="float" office:value="1568" calcext:value-type="float">
            <text:p>1568</text:p>
          </table:table-cell>
          <table:table-cell office:value-type="float" office:value="3340" calcext:value-type="float">
            <text:p>3340</text:p>
          </table:table-cell>
          <table:table-cell table:formula="of:=[.B114]+[.B114]+[.C114]+[.D114]" office:value-type="float" office:value="3419116" calcext:value-type="float">
            <text:p>34191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Vc_classic_hqc_256_1_cca2/103 <text:s text:c="29"/></text:p>
          </table:table-cell>
          <table:table-cell office:value-type="float" office:value="1713525" calcext:value-type="float">
            <text:p>1713525</text:p>
          </table:table-cell>
          <table:table-cell office:value-type="float" office:value="7989" calcext:value-type="float">
            <text:p>7989</text:p>
          </table:table-cell>
          <table:table-cell office:value-type="float" office:value="32126" calcext:value-type="float">
            <text:p>32126</text:p>
          </table:table-cell>
          <table:table-cell table:formula="of:=[.B115]+[.B115]+[.C115]+[.D115]" office:value-type="float" office:value="3467165" calcext:value-type="float">
            <text:p>346716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Vc_classic_hqc_256_3_cca2/105 <text:s text:c="29"/></text:p>
          </table:table-cell>
          <table:table-cell office:value-type="float" office:value="1714433" calcext:value-type="float">
            <text:p>1714433</text:p>
          </table:table-cell>
          <table:table-cell office:value-type="float" office:value="8897" calcext:value-type="float">
            <text:p>8897</text:p>
          </table:table-cell>
          <table:table-cell office:value-type="float" office:value="35758" calcext:value-type="float">
            <text:p>35758</text:p>
          </table:table-cell>
          <table:table-cell table:formula="of:=[.B116]+[.B116]+[.C116]+[.D116]" office:value-type="float" office:value="3473521" calcext:value-type="float">
            <text:p>34735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rainbow_IIIc_classic_classic_mceliece_460896f/75 <text:s text:c="18"/></text:p>
          </table:table-cell>
          <table:table-cell office:value-type="float" office:value="1234800" calcext:value-type="float">
            <text:p>1234800</text:p>
          </table:table-cell>
          <table:table-cell office:value-type="float" office:value="524160" calcext:value-type="float">
            <text:p>524160</text:p>
          </table:table-cell>
          <table:table-cell office:value-type="float" office:value="532" calcext:value-type="float">
            <text:p>532</text:p>
          </table:table-cell>
          <table:table-cell table:formula="of:=[.B117]+[.B117]+[.C117]+[.D117]" office:value-type="float" office:value="2994292" calcext:value-type="float">
            <text:p>29942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Vc_classic_frodokem_1344_shake/98 <text:s text:c="25"/></text:p>
          </table:table-cell>
          <table:table-cell office:value-type="float" office:value="1727056" calcext:value-type="float">
            <text:p>1727056</text:p>
          </table:table-cell>
          <table:table-cell office:value-type="float" office:value="21520" calcext:value-type="float">
            <text:p>21520</text:p>
          </table:table-cell>
          <table:table-cell office:value-type="float" office:value="43468" calcext:value-type="float">
            <text:p>43468</text:p>
          </table:table-cell>
          <table:table-cell table:formula="of:=[.B118]+[.B118]+[.C118]+[.D118]" office:value-type="float" office:value="3519100" calcext:value-type="float">
            <text:p>35191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falcon_1024_classic_mceliece_6688128f/126 <text:s text:c="25"/></text:p>
          </table:table-cell>
          <table:table-cell office:value-type="float" office:value="1046785" calcext:value-type="float">
            <text:p>1046785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1810" calcext:value-type="float">
            <text:p>1810</text:p>
          </table:table-cell>
          <table:table-cell table:formula="of:=[.B119]+[.B119]+[.C119]+[.D119]" office:value-type="float" office:value="3140372" calcext:value-type="float">
            <text:p>31403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falcon_1024_classic_mceliece_6960119f/122 <text:s text:c="25"/></text:p>
          </table:table-cell>
          <table:table-cell office:value-type="float" office:value="1049112" calcext:value-type="float">
            <text:p>1049112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1782" calcext:value-type="float">
            <text:p>1782</text:p>
          </table:table-cell>
          <table:table-cell table:formula="of:=[.B120]+[.B120]+[.C120]+[.D120]" office:value-type="float" office:value="3147325" calcext:value-type="float">
            <text:p>31473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sphincs_shake256_256f_simple_classic_mceliece_6688128f/115 <text:s text:c="8"/></text:p>
          </table:table-cell>
          <table:table-cell office:value-type="float" office:value="1045056" calcext:value-type="float">
            <text:p>1045056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49696" calcext:value-type="float">
            <text:p>49696</text:p>
          </table:table-cell>
          <table:table-cell table:formula="of:=[.B121]+[.B121]+[.C121]+[.D121]" office:value-type="float" office:value="3184800" calcext:value-type="float">
            <text:p>318480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sphincs_shake256_256f_simple_classic_mceliece_6960119f/111 <text:s text:c="8"/></text:p>
          </table:table-cell>
          <table:table-cell office:value-type="float" office:value="1047383" calcext:value-type="float">
            <text:p>1047383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49668" calcext:value-type="float">
            <text:p>49668</text:p>
          </table:table-cell>
          <table:table-cell table:formula="of:=[.B122]+[.B122]+[.C122]+[.D122]" office:value-type="float" office:value="3191753" calcext:value-type="float">
            <text:p>319175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classic_mceliece_6688128f/93 <text:s text:c="27"/></text:p>
          </table:table-cell>
          <table:table-cell office:value-type="float" office:value="1045057" calcext:value-type="float">
            <text:p>1045057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61508" calcext:value-type="float">
            <text:p>61508</text:p>
          </table:table-cell>
          <table:table-cell table:formula="of:=[.B123]+[.B123]+[.C123]+[.D123]" office:value-type="float" office:value="3196614" calcext:value-type="float">
            <text:p>31966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picnic3_L5_classic_mceliece_6960119f/89 <text:s text:c="27"/></text:p>
          </table:table-cell>
          <table:table-cell office:value-type="float" office:value="1047384" calcext:value-type="float">
            <text:p>1047384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61480" calcext:value-type="float">
            <text:p>61480</text:p>
          </table:table-cell>
          <table:table-cell table:formula="of:=[.B124]+[.B124]+[.C124]+[.D124]" office:value-type="float" office:value="3203567" calcext:value-type="float">
            <text:p>3203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falcon_1024_classic_mceliece_8192128f/128 <text:s text:c="25"/></text:p>
          </table:table-cell>
          <table:table-cell office:value-type="float" office:value="1359617" calcext:value-type="float">
            <text:p>1359617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1810" calcext:value-type="float">
            <text:p>1810</text:p>
          </table:table-cell>
          <table:table-cell table:formula="of:=[.B125]+[.B125]+[.C125]+[.D125]" office:value-type="float" office:value="4078868" calcext:value-type="float">
            <text:p>40788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sphincs_shake256_256f_simple_classic_mceliece_8192128f/117 <text:s text:c="8"/></text:p>
          </table:table-cell>
          <table:table-cell office:value-type="float" office:value="1357888" calcext:value-type="float">
            <text:p>1357888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49696" calcext:value-type="float">
            <text:p>49696</text:p>
          </table:table-cell>
          <table:table-cell table:formula="of:=[.B126]+[.B126]+[.C126]+[.D126]" office:value-type="float" office:value="4123296" calcext:value-type="float">
            <text:p>412329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icnic3_L5_classic_mceliece_8192128f/95 <text:s text:c="27"/></text:p>
          </table:table-cell>
          <table:table-cell office:value-type="float" office:value="1357889" calcext:value-type="float">
            <text:p>1357889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61508" calcext:value-type="float">
            <text:p>61508</text:p>
          </table:table-cell>
          <table:table-cell table:formula="of:=[.B127]+[.B127]+[.C127]+[.D127]" office:value-type="float" office:value="4135110" calcext:value-type="float">
            <text:p>4135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Vc_classic_classic_mceliece_6688128f/104 <text:s text:c="18"/></text:p>
          </table:table-cell>
          <table:table-cell office:value-type="float" office:value="2750528" calcext:value-type="float">
            <text:p>2750528</text:p>
          </table:table-cell>
          <table:table-cell office:value-type="float" office:value="1044992" calcext:value-type="float">
            <text:p>1044992</text:p>
          </table:table-cell>
          <table:table-cell office:value-type="float" office:value="684" calcext:value-type="float">
            <text:p>684</text:p>
          </table:table-cell>
          <table:table-cell table:formula="of:=[.B128]+[.B128]+[.C128]+[.D128]" office:value-type="float" office:value="6546732" calcext:value-type="float">
            <text:p>65467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Vc_classic_classic_mceliece_6960119f/100 <text:s text:c="18"/></text:p>
          </table:table-cell>
          <table:table-cell office:value-type="float" office:value="2752855" calcext:value-type="float">
            <text:p>2752855</text:p>
          </table:table-cell>
          <table:table-cell office:value-type="float" office:value="1047319" calcext:value-type="float">
            <text:p>1047319</text:p>
          </table:table-cell>
          <table:table-cell office:value-type="float" office:value="656" calcext:value-type="float">
            <text:p>656</text:p>
          </table:table-cell>
          <table:table-cell table:formula="of:=[.B129]+[.B129]+[.C129]+[.D129]" office:value-type="float" office:value="6553685" calcext:value-type="float">
            <text:p>65536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visibility="filter">
          <table:table-cell office:value-type="string" calcext:value-type="string">
            <text:p>rainbow_Vc_classic_classic_mceliece_8192128f/106 <text:s text:c="18"/></text:p>
          </table:table-cell>
          <table:table-cell office:value-type="float" office:value="3063360" calcext:value-type="float">
            <text:p>3063360</text:p>
          </table:table-cell>
          <table:table-cell office:value-type="float" office:value="1357824" calcext:value-type="float">
            <text:p>1357824</text:p>
          </table:table-cell>
          <table:table-cell office:value-type="float" office:value="684" calcext:value-type="float">
            <text:p>684</text:p>
          </table:table-cell>
          <table:table-cell table:formula="of:=[.B130]+[.B130]+[.C130]+[.D130]" office:value-type="float" office:value="7485228" calcext:value-type="float">
            <text:p>7485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 table:number-rows-repeated="10484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4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packets</text:p>
          </table:table-cell>
          <table:table-cell office:value-type="string" calcext:value-type="string">
            <text:p>packet loss</text:p>
          </table:table-cell>
          <table:table-cell office:value-type="string" calcext:value-type="string">
            <text:p>packet loss prob</text:p>
          </table:table-cell>
          <table:table-cell/>
        </table:table-row>
        <table:table-row table:style-name="ro1">
          <table:table-cell office:value-type="float" office:value="8080" calcext:value-type="float">
            <text:p>8080</text:p>
          </table:table-cell>
          <table:table-cell table:formula="of:=[.A2]/1500" office:value-type="float" office:value="5.38666666666667" calcext:value-type="float">
            <text:p>5.38666666666667</text:p>
          </table:table-cell>
          <table:table-cell office:value-type="float" office:value="5" calcext:value-type="float">
            <text:p>5</text:p>
          </table:table-cell>
          <table:table-cell table:style-name="ce2" table:formula="of:=(1-POWER((1-[.C2]/100);[.B2]))" office:value-type="percentage" office:value="0.241414587262561" calcext:value-type="percentage">
            <text:p>24.14%</text:p>
          </table:table-cell>
          <table:table-cell table:formula="of:=POWER(1-([.C2]/100);[.B2])" office:value-type="float" office:value="0.758585412737439" calcext:value-type="float">
            <text:p>0.758585412737439</text:p>
          </table:table-cell>
        </table:table-row>
        <table:table-row table:style-name="ro1">
          <table:table-cell office:value-type="float" office:value="5979" calcext:value-type="float">
            <text:p>597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formula="of:=(1-POWER((1-[.C3]/100);[.B3]))" office:value-type="percentage" office:value="0.30166270390625" calcext:value-type="percentage">
            <text:p>30.17%</text:p>
          </table:table-cell>
          <table:table-cell table:formula="of:=POWER(1-([.C3]/100);[.B3])" office:value-type="float" office:value="0.69833729609375" calcext:value-type="float">
            <text:p>0.69833729609375</text:p>
          </table:table-cell>
        </table:table-row>
        <table:table-row table:style-name="ro1">
          <table:table-cell office:value-type="float" office:value="20528" calcext:value-type="float">
            <text:p>205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table:formula="of:=(1-POWER((1-[.C4]/100);[.B4]))" office:value-type="percentage" office:value="0.559873331348235" calcext:value-type="percentage">
            <text:p>55.99%</text:p>
          </table:table-cell>
          <table:table-cell table:formula="of:=POWER(1-([.C4]/100);[.B4])" office:value-type="float" office:value="0.440126668651765" calcext:value-type="float">
            <text:p>0.44012666865176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704" calcext:value-type="float">
            <text:p>704</text:p>
          </table:table-cell>
          <table:table-cell office:value-type="float" office:value="672" calcext:value-type="float">
            <text:p>672</text:p>
          </table:table-cell>
          <table:table-cell office:value-type="float" office:value="18448" calcext:value-type="float">
            <text:p>1844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]/1500" office:value-type="float" office:value="12.2986666666667" calcext:value-type="float">
            <text:p>12.2986666666667</text:p>
          </table:table-cell>
          <table:table-cell/>
        </table:table-row>
      </table:table>
      <table:named-expressions/>
      <table:database-ranges>
        <table:database-range table:name="__Anonymous_Sheet_DB__0" table:target-range-address="'compute cost -hardware acceleration'.A1:'compute cost -hardware acceleration'.H1048576" table:display-filter-buttons="true"/>
        <table:database-range table:name="__Anonymous_Sheet_DB__1" table:target-range-address="'comput cost - no acceleration'.A1:'comput cost - no acceleration'.E130" table:display-filter-buttons="true">
          <table:filter>
            <table:filter-and>
              <table:filter-condition table:field-number="2" table:value="1" table:operator="=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2" table:target-range-address="'communication cost'.A1:'communication cost'.H130" table:display-filter-buttons="true">
          <table:filter>
            <table:filter-and>
              <table:filter-condition table:field-number="7" table:value="x" table:operator="="/>
              <table:filter-condition table:field-number="5" table:value="1" table:operator="="/>
            </table:filter-and>
          </table:filter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07:00:33.560010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6T09:38:39.317417816</meta:creation-date>
    <dc:date>2020-11-12T09:08:20.123035064</dc:date>
    <meta:editing-duration>PT15H11M50S</meta:editing-duration>
    <meta:editing-cycles>7</meta:editing-cycles>
    <meta:generator>LibreOffice/7.0.1.2$Linux_X86_64 LibreOffice_project/00$Build-2</meta:generator>
    <meta:document-statistic meta:table-count="4" meta:cell-count="2112" meta:object-count="0"/>
  </office:meta>
</office:document-meta>
</file>